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6.3pt"/>
    </style:style>
    <style:style style:name="co2" style:family="table-column">
      <style:table-column-properties fo:break-before="auto" style:column-width="64.01pt"/>
    </style:style>
    <style:style style:name="co3" style:family="table-column">
      <style:table-column-properties fo:break-before="auto" style:column-width="698.34pt"/>
    </style:style>
    <style:style style:name="co4" style:family="table-column">
      <style:table-column-properties fo:break-before="auto" style:column-width="26.19pt"/>
    </style:style>
    <style:style style:name="co5" style:family="table-column">
      <style:table-column-properties fo:break-before="auto" style:column-width="85.04pt"/>
    </style:style>
    <style:style style:name="co6" style:family="table-column">
      <style:table-column-properties fo:break-before="auto" style:column-width="19.05pt"/>
    </style:style>
    <style:style style:name="co7" style:family="table-column">
      <style:table-column-properties fo:break-before="auto" style:column-width="54.45pt"/>
    </style:style>
    <style:style style:name="co8" style:family="table-column">
      <style:table-column-properties fo:break-before="auto" style:column-width="997.91pt"/>
    </style:style>
    <style:style style:name="ro1" style:family="table-row">
      <style:table-row-properties style:row-height="24.69pt" fo:break-before="auto" style:use-optimal-row-height="true"/>
    </style:style>
    <style:style style:name="ro2" style:family="table-row">
      <style:table-row-properties style:row-height="103.21pt" fo:break-before="auto" style:use-optimal-row-height="true"/>
    </style:style>
    <style:style style:name="ro3" style:family="table-row">
      <style:table-row-properties style:row-height="47.59pt" fo:break-before="auto" style:use-optimal-row-height="false"/>
    </style:style>
    <style:style style:name="ro4" style:family="table-row">
      <style:table-row-properties style:row-height="80.25pt" fo:break-before="auto" style:use-optimal-row-height="true"/>
    </style:style>
    <style:style style:name="ro5" style:family="table-row">
      <style:table-row-properties style:row-height="91.76pt" fo:break-before="auto" style:use-optimal-row-height="true"/>
    </style:style>
    <style:style style:name="ro6" style:family="table-row">
      <style:table-row-properties style:row-height="137.59pt" fo:break-before="auto" style:use-optimal-row-height="true"/>
    </style:style>
    <style:style style:name="ro7" style:family="table-row">
      <style:table-row-properties style:row-height="148.2pt" fo:break-before="auto" style:use-optimal-row-height="true"/>
    </style:style>
    <style:style style:name="ro8" style:family="table-row">
      <style:table-row-properties style:row-height="132.35pt" fo:break-before="auto" style:use-optimal-row-height="false"/>
    </style:style>
    <style:style style:name="ro9" style:family="table-row">
      <style:table-row-properties style:row-height="98.79pt" fo:break-before="auto" style:use-optimal-row-height="true"/>
    </style:style>
    <style:style style:name="ro10" style:family="table-row">
      <style:table-row-properties style:row-height="102.36pt" fo:break-before="auto" style:use-optimal-row-height="true"/>
    </style:style>
    <style:style style:name="ro11" style:family="table-row">
      <style:table-row-properties style:row-height="125.26pt" fo:break-before="auto" style:use-optimal-row-height="true"/>
    </style:style>
    <style:style style:name="ro12" style:family="table-row">
      <style:table-row-properties style:row-height="69.7pt" fo:break-before="auto" style:use-optimal-row-height="true"/>
    </style:style>
    <style:style style:name="ro13" style:family="table-row">
      <style:table-row-properties style:row-height="12.81pt" fo:break-before="auto" style:use-optimal-row-height="true"/>
    </style:style>
    <style:style style:name="ro14" style:family="table-row">
      <style:table-row-properties style:row-height="22.51pt" fo:break-before="auto" style:use-optimal-row-height="true"/>
    </style:style>
    <style:style style:name="ro15" style:family="table-row">
      <style:table-row-properties style:row-height="34.5pt" fo:break-before="auto" style:use-optimal-row-height="true"/>
    </style:style>
    <style:style style:name="ro16" style:family="table-row">
      <style:table-row-properties style:row-height="68.66pt" fo:break-before="auto" style:use-optimal-row-height="true"/>
    </style:style>
    <style:style style:name="ro17" style:family="table-row">
      <style:table-row-properties style:row-height="57.46pt" fo:break-before="auto" style:use-optimal-row-height="true"/>
    </style:style>
    <style:style style:name="ro18" style:family="table-row">
      <style:table-row-properties style:row-height="158.2pt" fo:break-before="auto" style:use-optimal-row-height="true"/>
    </style:style>
    <style:style style:name="ro19" style:family="table-row">
      <style:table-row-properties style:row-height="90.99pt" fo:break-before="auto" style:use-optimal-row-height="true"/>
    </style:style>
    <style:style style:name="ro20" style:family="table-row">
      <style:table-row-properties style:row-height="46.26pt" fo:break-before="auto" style:use-optimal-row-height="true"/>
    </style:style>
    <style:style style:name="ro21" style:family="table-row">
      <style:table-row-properties style:row-height="113.41pt" fo:break-before="auto" style:use-optimal-row-height="true"/>
    </style:style>
    <style:style style:name="ro22" style:family="table-row">
      <style:table-row-properties style:row-height="191.76pt" fo:break-before="auto" style:use-optimal-row-height="true"/>
    </style:style>
    <style:style style:name="ro23" style:family="table-row">
      <style:table-row-properties style:row-height="79.85pt" fo:break-before="auto" style:use-optimal-row-height="true"/>
    </style:style>
    <style:style style:name="ro24" style:family="table-row">
      <style:table-row-properties style:row-height="135.81pt" fo:break-before="auto" style:use-optimal-row-height="true"/>
    </style:style>
    <style:style style:name="ro25" style:family="table-row">
      <style:table-row-properties style:row-height="382.05pt" fo:break-before="auto" style:use-optimal-row-height="true"/>
    </style:style>
    <style:style style:name="ro26" style:family="table-row">
      <style:table-row-properties style:row-height="124.61pt" fo:break-before="auto" style:use-optimal-row-height="true"/>
    </style:style>
    <style:style style:name="ro27" style:family="table-row">
      <style:table-row-properties style:row-height="236.55pt" fo:break-before="auto" style:use-optimal-row-height="true"/>
    </style:style>
    <style:style style:name="ro28" style:family="table-row">
      <style:table-row-properties style:row-height="225.35pt" fo:break-before="auto" style:use-optimal-row-height="true"/>
    </style:style>
    <style:style style:name="ro29" style:family="table-row">
      <style:table-row-properties style:row-height="35.46pt" fo:break-before="auto" style:use-optimal-row-height="true"/>
    </style:style>
    <style:style style:name="ro30" style:family="table-row">
      <style:table-row-properties style:row-height="124.61pt" fo:break-before="auto" style:use-optimal-row-height="false"/>
    </style:style>
    <style:style style:name="ro31" style:family="table-row">
      <style:table-row-properties style:row-height="148.76pt" fo:break-before="auto" style:use-optimal-row-height="false"/>
    </style:style>
    <style:style style:name="ro32" style:family="table-row">
      <style:table-row-properties style:row-height="92.3pt" fo:break-before="auto" style:use-optimal-row-height="false"/>
    </style:style>
    <style:style style:name="ro33" style:family="table-row">
      <style:table-row-properties style:row-height="75.74pt" fo:break-before="auto" style:use-optimal-row-height="false"/>
    </style:style>
    <style:style style:name="ro34" style:family="table-row">
      <style:table-row-properties style:row-height="102.64pt" fo:break-before="auto" style:use-optimal-row-height="false"/>
    </style:style>
    <style:style style:name="ro35" style:family="table-row">
      <style:table-row-properties style:row-height="119.99pt" fo:break-before="auto" style:use-optimal-row-height="false"/>
    </style:style>
    <style:style style:name="ro36" style:family="table-row">
      <style:table-row-properties style:row-height="107.29pt" fo:break-before="auto" style:use-optimal-row-height="false"/>
    </style:style>
    <style:style style:name="ro37" style:family="table-row">
      <style:table-row-properties style:row-height="331.51pt" fo:break-before="auto" style:use-optimal-row-height="false"/>
    </style:style>
    <style:style style:name="ro38" style:family="table-row">
      <style:table-row-properties style:row-height="79pt" fo:break-before="auto" style:use-optimal-row-height="false"/>
    </style:style>
    <style:style style:name="ro39" style:family="table-row">
      <style:table-row-properties style:row-height="86.26pt" fo:break-before="auto" style:use-optimal-row-height="false"/>
    </style:style>
    <style:style style:name="ro40" style:family="table-row">
      <style:table-row-properties style:row-height="123.76pt" fo:break-before="auto" style:use-optimal-row-height="false"/>
    </style:style>
    <style:style style:name="ro41" style:family="table-row">
      <style:table-row-properties style:row-height="107.6pt" fo:break-before="auto" style:use-optimal-row-height="false"/>
    </style:style>
    <style:style style:name="ro42" style:family="table-row">
      <style:table-row-properties style:row-height="78.75pt" fo:break-before="auto" style:use-optimal-row-height="false"/>
    </style:style>
    <style:style style:name="ro43" style:family="table-row">
      <style:table-row-properties style:row-height="69.36pt" fo:break-before="auto" style:use-optimal-row-height="false"/>
    </style:style>
    <style:style style:name="ro44" style:family="table-row">
      <style:table-row-properties style:row-height="10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font-name="Liberation Sans" fo:font-size="10pt" style:font-size-asian="10pt" style:font-size-complex="10pt"/>
    </style:style>
    <style:style style:name="ce2" style:family="table-cell" style:parent-style-name="Default">
      <style:table-cell-properties fo:wrap-option="wrap"/>
    </style:style>
    <style:style style:name="ce3" style:family="table-cell" style:parent-style-name="Default">
      <style:table-cell-properties fo:wrap-option="wrap"/>
      <style:text-properties fo:color="#ce181e"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5" style:family="table-cell" style:parent-style-name="Default">
      <style:table-cell-properties fo:wrap-option="wrap"/>
      <style:text-properties fo:color="#000000"/>
    </style:style>
    <style:style style:name="ce17" style:family="table-cell" style:parent-style-name="Default">
      <style:table-cell-properties style:text-align-source="fix" style:repeat-content="false" fo:wrap-option="wrap"/>
      <style:paragraph-properties fo:text-align="center" fo:margin-left="0pt"/>
      <style:text-properties fo:color="#ed1c24" fo:font-weight="bold" style:font-weight-asian="bold" style:font-weight-complex="bold"/>
    </style:style>
    <style:style style:name="ce7" style:family="table-cell" style:parent-style-name="Default">
      <style:table-cell-properties style:text-align-source="fix" style:repeat-content="false" fo:wrap-option="wrap"/>
      <style:paragraph-properties fo:text-align="center" fo:margin-left="0pt"/>
    </style:style>
    <style:style style:name="ce8" style:family="table-cell" style:parent-style-name="Default">
      <style:table-cell-properties fo:background-color="transparent" fo:wrap-option="wrap"/>
    </style:style>
    <style:style style:name="ce20" style:family="table-cell" style:parent-style-name="Default">
      <style:table-cell-properties fo:wrap-option="wrap"/>
      <style:text-properties fo:color="#ce181e"/>
    </style:style>
    <style:style style:name="ce10" style:family="table-cell" style:parent-style-name="Default">
      <style:table-cell-properties style:text-align-source="fix" style:repeat-content="false" fo:wrap-option="wrap"/>
      <style:paragraph-properties fo:text-align="start" fo:margin-left="0pt"/>
      <style:text-properties fo:font-weight="bold" style:font-weight-asian="bold" style:font-weight-complex="bold"/>
    </style:style>
    <style:style style:name="ce11" style:family="table-cell" style:parent-style-name="Default">
      <style:table-cell-properties fo:wrap-option="wrap"/>
      <style:text-properties fo:font-weight="bold" style:font-weight-asian="bold" style:font-weight-complex="bold"/>
    </style:style>
    <style:style style:name="ce12" style:family="table-cell" style:parent-style-name="Default">
      <style:table-cell-properties fo:wrap-option="wrap"/>
      <style:text-properties fo:color="#21409a"/>
    </style:style>
    <style:style style:name="T1" style:family="text">
      <style:text-properties style:font-name-complex="Liberation Sans;Arial" style:letter-kerning="true" style:text-emphasize="none" style:font-style-complex="normal" style:font-style-asian="normal" style:font-weight-complex="normal" style:font-weight-asian="normal" style:text-line-through-mode="continuous" fo:text-shadow="none" style:text-outline="false" style:font-relief="none" style:font-name-asian="Lohit Devanagari" style:language-asian="hi" style:country-asian="IN" fo:font-size="8.5pt" style:text-overline-style="none" style:text-overline-color="font-color" style:language-complex="hi" style:country-complex="IN" fo:font-style="normal" style:text-underline-style="none" style:text-underline-color="font-color" fo:font-weight="normal" fo:language="en" fo:country="US" style:use-window-font-color="true" style:font-size-complex="8.5pt" style:font-size-asian="8.5pt" style:text-line-through-type="none"/>
    </style:style>
    <style:style style:name="T2" style:family="text">
      <style:text-properties style:letter-kerning="true" style:text-emphasize="none" style:font-style-complex="normal" style:font-style-asian="normal" style:font-weight-complex="normal" style:font-weight-asian="normal" style:text-line-through-mode="continuous" fo:text-shadow="none" style:text-outline="false" style:font-relief="none" style:text-overline-style="none" style:text-overline-color="font-color" style:language-complex="hi" style:country-complex="IN" fo:font-style="normal" style:text-underline-style="none" style:text-underline-color="font-color" fo:font-weight="normal" style:text-line-through-type="none" style:font-size-complex="10pt" fo:font-size="10pt" fo:language="pt" fo:country="BR" style:language-asian="zh" style:country-asian="CN" style:font-name-asian="AR PL SungtiL GB" style:font-name-complex="Lohit Devanagari" style:font-size-asian="10pt"/>
    </style:style>
    <style:style style:name="T3" style:family="text">
      <style:text-properties style:font-name-asian="AR PL SungtiL GB"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letter-kerning="true"/>
    </style:style>
    <style:style style:name="T4"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AR PL SungtiL GB"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style:letter-kerning="true"/>
    </style:style>
    <style:style style:name="T5" style:family="text">
      <style:text-properties style:letter-kerning="true"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AR PL SungtiL GB"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style:style>
    <style:style style:name="T6" style:family="text">
      <style:text-properties style:font-name-complex="Liberation Sans;Arial" style:letter-kerning="true" style:font-size-complex="8.5pt" fo:text-shadow="none" style:font-weight-asian="normal" fo:font-style="normal" style:text-underline-style="none" style:text-underline-color="font-color" style:font-style-asian="normal" style:font-style-complex="normal" style:text-outline="false" style:language-asian="hi" style:country-asian="IN" fo:font-size="8.5pt" style:font-name-asian="Lohit Devanagari" style:font-weight-complex="normal" style:text-emphasize="none" style:font-relief="none" style:font-size-asian="8.5pt" fo:language="en" fo:country="US" style:use-window-font-color="true" style:text-line-through-type="none" style:text-line-through-mode="continuous" fo:font-weight="normal" style:language-complex="hi" style:country-complex="IN" style:text-overline-style="none" style:text-overline-color="font-color"/>
    </style:style>
    <style:style style:name="T7" style:family="text">
      <style:text-properties style:font-name-complex="Liberation Sans;Arial" style:letter-kerning="true" fo:text-shadow="none" style:font-weight-asian="normal" fo:font-style="normal" style:text-underline-style="none" style:text-underline-color="font-color" style:font-style-asian="normal" style:font-style-complex="normal" style:text-outline="false" style:language-asian="hi" style:country-asian="IN" fo:font-size="8.5pt" style:font-name-asian="Lohit Devanagari" style:font-weight-complex="normal" style:text-emphasize="none" style:font-relief="none" fo:language="en" fo:country="US" style:use-window-font-color="true" style:text-line-through-type="none" style:text-line-through-mode="continuous" fo:font-weight="normal" style:language-complex="hi" style:country-complex="IN" style:text-overline-style="none" style:text-overline-color="font-color" style:font-size-complex="10pt" style:font-size-asian="12pt"/>
    </style:style>
    <style:style style:name="T8" style:family="text">
      <style:text-properties style:letter-kerning="true" fo:text-shadow="none" style:font-weight-asian="normal" fo:font-style="normal" style:text-underline-style="none" style:text-underline-color="font-color" style:font-style-asian="normal" style:font-style-complex="normal" style:text-outline="false" style:language-asian="hi" style:country-asian="IN" fo:font-size="8.5pt" style:font-name-asian="Lohit Devanagari" style:font-weight-complex="normal" style:text-emphasize="none" style:font-relief="none" fo:language="en" fo:country="US" style:use-window-font-color="true" style:text-line-through-type="none" style:text-line-through-mode="continuous" fo:font-weight="normal" style:language-complex="hi" style:country-complex="IN" style:text-overline-style="none" style:text-overline-color="font-color" style:font-size-complex="10pt" style:font-size-asian="12pt" style:font-name-complex="Lohit Devanagari"/>
    </style:style>
    <style:style style:name="T9" style:family="text">
      <style:text-properties style:font-name-complex="Liberation Sans;Arial" style:language-complex="hi" style:country-complex="IN" style:language-asian="hi" style:country-asian="IN" style:use-window-font-color="true" fo:text-shadow="none" fo:font-style="normal" style:text-line-through-type="none" style:font-size-complex="8.5pt" fo:font-weight="normal" style:font-size-asian="8.5pt" style:font-style-complex="normal" style:font-name-asian="Lohit Devanagari" fo:language="en" fo:country="US" style:text-emphasize="none" fo:font-size="8.5pt" style:letter-kerning="true" style:font-weight-complex="normal" style:text-overline-style="none" style:text-overline-color="font-color" style:text-outline="false" style:font-relief="none" style:text-line-through-mode="continuous" style:font-weight-asian="normal" style:font-style-asian="normal" style:text-underline-style="none" style:text-underline-color="font-color"/>
    </style:style>
    <style:style style:name="T10" style:family="text">
      <style:text-properties style:language-complex="hi" style:country-complex="IN" fo:text-shadow="none" fo:font-style="normal" style:text-line-through-type="none" fo:font-weight="normal" style:font-style-complex="normal" style:text-emphasize="none" style:letter-kerning="true" style:font-weight-complex="normal" style:text-overline-style="none" style:text-overline-color="font-color" style:text-outline="false" style:font-relief="none" style:text-line-through-mode="continuous" style:font-weight-asian="normal" style:font-style-asian="normal" style:text-underline-style="none" style:text-underline-color="font-color" style:font-size-complex="10pt" style:font-name-complex="Lohit Devanagari" fo:font-size="10pt" fo:language="pt" fo:country="BR" style:language-asian="zh" style:country-asian="CN" style:font-name-asian="AR PL SungtiL GB" style:font-size-asian="10pt"/>
    </style:style>
    <style:style style:name="T11"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letter-kerning="true"/>
    </style:style>
    <style:style style:name="T12" style:family="text">
      <style:text-properties style:font-name-complex="Liberation Sans;Arial" style:letter-kerning="true" fo:language="en" fo:country="US" fo:font-style="normal" style:text-line-through-type="none" style:text-underline-style="none" style:text-underline-color="font-color" fo:font-weight="normal" style:font-style-complex="normal" style:language-complex="hi" style:country-complex="IN" style:use-window-font-color="true" style:font-style-asian="normal" style:font-name-asian="Lohit Devanagari" style:language-asian="hi" style:country-asian="IN" style:font-relief="none" fo:font-size="8.5pt" style:text-emphasize="none" fo:text-shadow="none" style:text-overline-style="none" style:text-overline-color="font-color" style:font-size-complex="8.5pt" style:text-outline="false" style:text-line-through-mode="continuous" style:font-size-asian="8.5pt" style:font-weight-asian="normal" style:font-weight-complex="normal"/>
    </style:style>
    <style:style style:name="T13" style:family="text">
      <style:text-properties style:letter-kerning="true" fo:font-style="normal" style:text-line-through-type="none" style:text-underline-style="none" style:text-underline-color="font-color" fo:font-weight="normal" style:font-style-complex="normal" style:language-complex="hi" style:country-complex="IN" style:font-style-asian="normal" style:font-relief="none" style:text-emphasize="none" fo:text-shadow="none" style:text-overline-style="none" style:text-overline-color="font-color" style:text-outline="false" style:text-line-through-mode="continuous" style:font-weight-asian="normal" style:font-weight-complex="normal" fo:font-size="10pt" fo:language="pt" fo:country="BR" style:language-asian="zh" style:country-asian="CN" style:font-name-asian="AR PL SungtiL GB" style:font-name-complex="Lohit Devanagari" style:font-size-asian="10pt" style:font-size-complex="10pt"/>
    </style:style>
    <style:style style:name="T14" style:family="text">
      <style:text-properties style:font-name-complex="Liberation Sans;Arial" style:letter-kerning="true" fo:language="en" fo:country="US" style:language-complex="hi" style:country-complex="IN" style:use-window-font-color="true" style:font-weight-complex="normal" style:text-underline-style="none" style:text-underline-color="font-color" fo:font-style="normal" style:font-size-complex="8.5pt" style:text-emphasize="none" style:text-line-through-type="none" style:font-name-asian="Lohit Devanagari" style:language-asian="hi" style:country-asian="IN" fo:font-size="8.5pt" style:font-style-asian="normal" style:font-style-complex="normal" style:text-line-through-mode="continuous" style:font-size-asian="8.5pt" style:text-outline="false" style:text-overline-style="none" style:text-overline-color="font-color" style:font-relief="none" fo:font-weight="normal" fo:text-shadow="none" style:font-weight-asian="normal"/>
    </style:style>
    <style:style style:name="T15" style:family="text">
      <style:text-properties style:letter-kerning="true" style:language-complex="hi" style:country-complex="IN" style:font-weight-complex="normal" style:text-underline-style="none" style:text-underline-color="font-color" fo:font-style="normal" style:text-emphasize="none" style:text-line-through-type="none" style:font-style-asian="normal" style:font-style-complex="normal" style:text-line-through-mode="continuous" style:text-outline="false" style:text-overline-style="none" style:text-overline-color="font-color" style:font-relief="none" fo:font-weight="normal" fo:text-shadow="none" style:font-weight-asian="normal" style:font-size-complex="10pt" fo:font-size="10pt" fo:language="pt" fo:country="BR" style:language-asian="zh" style:country-asian="CN" style:font-name-asian="AR PL SungtiL GB" style:font-name-complex="Lohit Devanagari" style:font-size-asian="10pt"/>
    </style:style>
    <style:style style:name="T16" style:family="text">
      <style:text-properties fo:font-size="8.5pt" fo:language="en" fo:country="US" style:font-style-complex="normal" style:font-style-asian="normal" style:font-weight-complex="normal" style:font-weight-asian="normal" style:font-size-complex="8.5pt" style:font-size-asian="8.5pt" style:font-name-complex="Liberation Sans;Arial" fo:text-shadow="none" style:letter-kerning="true" fo:font-style="normal" style:font-name-asian="Lohit Devanagari" style:language-asian="hi" style:country-asian="IN" style:use-window-font-color="true" style:text-emphasize="none" fo:font-weight="normal" style:text-underline-style="none" style:text-underline-color="font-color" style:text-line-through-type="none" style:text-outline="false"/>
    </style:style>
    <style:style style:name="T17" style:family="text">
      <style:text-properties fo:font-size="8.5pt" fo:language="en" fo:country="US" style:font-style-complex="normal" style:font-style-asian="normal" style:font-weight-complex="normal" style:font-weight-asian="normal" style:font-name-complex="Liberation Sans;Arial" fo:text-shadow="none" style:letter-kerning="true" fo:font-style="normal" style:font-name-asian="Lohit Devanagari" style:language-asian="hi" style:country-asian="IN" style:use-window-font-color="true" style:text-emphasize="none" fo:font-weight="normal" style:text-underline-style="none" style:text-underline-color="font-color" style:text-line-through-type="none" style:text-outline="false" style:font-size-asian="12pt"/>
    </style:style>
    <style:style style:name="T18" style:family="text">
      <style:text-properties fo:font-size="8.5pt" fo:language="en" fo:country="US" style:font-style-complex="normal" style:font-style-asian="normal" style:font-weight-complex="normal" style:font-weight-asian="normal" fo:text-shadow="none" style:letter-kerning="true" fo:font-style="normal" style:font-name-asian="Lohit Devanagari" style:language-asian="hi" style:country-asian="IN" style:use-window-font-color="true" style:text-emphasize="none" fo:font-weight="normal" style:text-underline-style="none" style:text-underline-color="font-color" style:text-line-through-type="none" style:text-outline="false" style:font-size-asian="12pt" style:font-name-complex="Lohit Devanagari"/>
    </style:style>
    <style:style style:name="T19" style:family="text">
      <style:text-properties fo:font-size="8.5pt" style:letter-kerning="true" style:language-asian="hi" style:country-asian="IN" style:font-name-asian="Lohit Devanagari" style:font-name-complex="Lohit Devanagari" style:font-size-asian="12pt"/>
    </style:style>
    <style:style style:name="T20" style:family="text">
      <style:text-properties fo:font-size="8.5pt" fo:font-style="normal" style:language-asian="hi" style:country-asian="IN" style:use-window-font-color="true" style:text-emphasize="none" fo:font-weight="normal" style:text-underline-style="none" style:text-underline-color="font-color" style:text-line-through-type="none" fo:language="en" fo:country="US" style:font-name-asian="Lohit Devanagari" style:letter-kerning="true" fo:text-shadow="none" style:font-name-complex="Liberation Sans;Arial" style:font-size-asian="8.5pt" style:font-size-complex="8.5pt" style:font-weight-asian="normal" style:font-weight-complex="normal" style:font-style-asian="normal" style:font-style-complex="normal" style:text-outline="false"/>
    </style:style>
    <style:style style:name="T21" style:family="text">
      <style:text-properties fo:font-size="8.5pt" fo:font-style="normal" style:language-asian="hi" style:country-asian="IN" style:use-window-font-color="true" style:text-emphasize="none" fo:font-weight="normal" style:text-underline-style="none" style:text-underline-color="font-color" style:text-line-through-type="none" fo:language="en" fo:country="US" style:font-name-asian="Lohit Devanagari" style:letter-kerning="true" fo:text-shadow="none" style:font-name-complex="Liberation Sans;Arial" style:font-weight-asian="normal" style:font-weight-complex="normal" style:font-style-asian="normal" style:font-style-complex="normal" style:text-outline="false" style:font-size-asian="12pt"/>
    </style:style>
    <style:style style:name="T22" style:family="text">
      <style:text-properties fo:font-size="8.5pt" fo:font-style="normal" style:language-asian="hi" style:country-asian="IN" style:use-window-font-color="true" style:text-emphasize="none" fo:font-weight="normal" style:text-underline-style="none" style:text-underline-color="font-color" style:text-line-through-type="none" fo:language="en" fo:country="US" style:font-name-asian="Lohit Devanagari" style:letter-kerning="true" fo:text-shadow="none" style:font-weight-asian="normal" style:font-weight-complex="normal" style:font-style-asian="normal" style:font-style-complex="normal" style:text-outline="false" style:font-size-asian="12pt" style:font-name-complex="Lohit Devanagari"/>
    </style:style>
    <style:style style:name="T23" style:family="text">
      <style:text-properties style:font-name-complex="Liberation Sans;Arial" style:letter-kerning="true" fo:text-shadow="none" style:font-relief="none" fo:font-style="normal" style:text-line-through-type="none" style:text-underline-style="none" style:text-underline-color="font-color" style:font-style-complex="normal" style:font-style-asian="normal" style:font-size-complex="8.5pt" style:text-emphasize="none" style:font-name-asian="Lohit Devanagari" style:language-asian="hi" style:country-asian="IN" style:font-weight-complex="normal" fo:font-size="8.5pt" fo:font-weight="normal" style:use-window-font-color="true" style:font-weight-asian="normal" style:text-outline="false" style:text-line-through-mode="continuous" style:language-complex="hi" style:country-complex="IN" style:font-size-asian="8.5pt" fo:language="en" fo:country="US" style:text-overline-style="none" style:text-overline-color="font-color"/>
    </style:style>
    <style:style style:name="T24" style:family="text">
      <style:text-properties style:letter-kerning="true" fo:text-shadow="none" style:font-relief="none" fo:font-style="normal" style:text-line-through-type="none" style:text-underline-style="none" style:text-underline-color="font-color" style:font-style-complex="normal" style:font-style-asian="normal" style:text-emphasize="none" style:font-weight-complex="normal" fo:font-weight="normal" style:font-weight-asian="normal" style:text-outline="false" style:text-line-through-mode="continuous" style:language-complex="hi" style:country-complex="IN" style:text-overline-style="none" style:text-overline-color="font-color" style:font-size-complex="10pt" style:font-size-asian="10pt" style:font-name-complex="Lohit Devanagari" style:font-name-asian="AR PL SungtiL GB" style:language-asian="zh" style:country-asian="CN" fo:language="pt" fo:country="BR" fo:font-size="10pt"/>
    </style:style>
    <style:style style:name="T25" style:family="text">
      <style:text-properties fo:font-style="normal" style:text-emphasize="none" style:text-line-through-type="none" style:text-underline-style="none" style:text-underline-color="font-color" fo:font-weight="normal" fo:language="en" fo:country="US" style:font-style-complex="normal" style:text-overline-style="none" style:text-overline-color="font-color" fo:font-size="8.5pt" style:letter-kerning="true" style:use-window-font-color="true" style:font-size-asian="12pt" style:language-asian="hi" style:country-asian="IN" fo:text-shadow="none" style:language-complex="hi" style:country-complex="IN" style:font-style-asian="normal" style:font-weight-asian="normal" style:font-name-complex="Liberation Sans;Arial" style:text-outline="false" style:font-relief="none" style:font-size-complex="10pt" style:text-line-through-mode="continuous" style:font-weight-complex="normal" style:font-name-asian="Lohit Devanagari"/>
    </style:style>
    <style:style style:name="T26" style:family="text">
      <style:text-properties fo:font-style="normal" style:text-emphasize="none" style:text-line-through-type="none" style:text-underline-style="none" style:text-underline-color="font-color" fo:font-weight="normal" fo:language="en" fo:country="US" style:font-style-complex="normal" style:text-overline-style="none" style:text-overline-color="font-color" fo:font-size="8.5pt" style:letter-kerning="true" style:use-window-font-color="true" style:font-size-asian="12pt" style:language-asian="hi" style:country-asian="IN" fo:text-shadow="none" style:language-complex="hi" style:country-complex="IN" style:font-style-asian="normal" style:font-weight-asian="normal" style:text-outline="false" style:font-relief="none" style:font-size-complex="10pt" style:text-line-through-mode="continuous" style:font-weight-complex="normal" style:font-name-asian="Lohit Devanagari" style:font-name-complex="Lohit Devanagari"/>
    </style:style>
    <style:style style:name="T27" style:family="text">
      <style:text-properties fo:language="en" fo:country="US" fo:font-size="8.5pt" style:font-name-complex="Liberation Sans;Arial" style:font-size-asian="8.5pt" style:font-size-complex="8.5pt" style:font-weight-asian="normal" style:font-weight-complex="normal" style:font-style-asian="normal" style:font-style-complex="normal" style:font-name-asian="Lohit Devanagari" style:text-outline="false" fo:font-style="normal" style:letter-kerning="true" style:text-line-through-type="none" style:text-underline-style="none" style:text-underline-color="font-color" fo:font-weight="normal" style:text-emphasize="none" style:use-window-font-color="true" style:language-asian="hi" style:country-asian="IN" fo:text-shadow="none"/>
    </style:style>
    <style:style style:name="T28" style:family="text">
      <style:text-properties fo:language="en" fo:country="US" fo:font-size="8.5pt" style:font-name-complex="Liberation Sans;Arial" style:font-weight-asian="normal" style:font-weight-complex="normal" style:font-style-asian="normal" style:font-style-complex="normal" style:font-name-asian="Lohit Devanagari" style:text-outline="false" fo:font-style="normal" style:letter-kerning="true" style:text-line-through-type="none" style:text-underline-style="none" style:text-underline-color="font-color" fo:font-weight="normal" style:text-emphasize="none" style:use-window-font-color="true" style:language-asian="hi" style:country-asian="IN" fo:text-shadow="none" style:font-size-asian="12pt"/>
    </style:style>
    <style:style style:name="T29" style:family="text">
      <style:text-properties fo:language="en" fo:country="US" fo:font-size="8.5pt" style:font-weight-asian="normal" style:font-weight-complex="normal" style:font-style-asian="normal" style:font-style-complex="normal" style:font-name-asian="Lohit Devanagari" style:text-outline="false" fo:font-style="normal" style:letter-kerning="true" style:text-line-through-type="none" style:text-underline-style="none" style:text-underline-color="font-color" fo:font-weight="normal" style:text-emphasize="none" style:use-window-font-color="true" style:language-asian="hi" style:country-asian="IN" fo:text-shadow="none" style:font-size-asian="12pt" style:font-name-complex="Lohit Devanagari"/>
    </style:style>
    <style:style style:name="T30" style:family="text">
      <style:text-properties fo:font-size="8.5pt" fo:font-style="normal" style:language-asian="hi" style:country-asian="IN" style:text-emphasize="none" style:use-window-font-color="true" fo:font-weight="normal" style:text-underline-style="none" style:text-underline-color="font-color" style:text-line-through-type="none" fo:language="en" fo:country="US" style:font-name-asian="Lohit Devanagari" style:letter-kerning="true" fo:text-shadow="none" style:font-name-complex="Liberation Sans;Arial" style:font-size-asian="8.5pt" style:font-size-complex="8.5pt" style:font-weight-asian="normal" style:font-weight-complex="normal" style:font-style-asian="normal" style:font-style-complex="normal" style:text-outline="false"/>
    </style:style>
    <style:style style:name="T31" style:family="text">
      <style:text-properties fo:font-size="8.5pt" fo:font-style="normal" style:language-asian="hi" style:country-asian="IN" style:text-emphasize="none" style:use-window-font-color="true" fo:font-weight="normal" style:text-underline-style="none" style:text-underline-color="font-color" style:text-line-through-type="none" fo:language="en" fo:country="US" style:font-name-asian="Lohit Devanagari" style:letter-kerning="true" fo:text-shadow="none" style:font-name-complex="Liberation Sans;Arial" style:font-weight-asian="normal" style:font-weight-complex="normal" style:font-style-asian="normal" style:font-style-complex="normal" style:text-outline="false" style:font-size-asian="12pt"/>
    </style:style>
    <style:style style:name="T32" style:family="text">
      <style:text-properties fo:font-size="8.5pt" fo:font-style="normal" style:language-asian="hi" style:country-asian="IN" style:text-emphasize="none" style:use-window-font-color="true" fo:font-weight="normal" style:text-underline-style="none" style:text-underline-color="font-color" style:text-line-through-type="none" fo:language="en" fo:country="US" style:font-name-asian="Lohit Devanagari" style:letter-kerning="true" fo:text-shadow="none" style:font-weight-asian="normal" style:font-weight-complex="normal" style:font-style-asian="normal" style:font-style-complex="normal" style:text-outline="false" style:font-size-asian="12pt" style:font-name-complex="Lohit Devanagari"/>
    </style:style>
    <style:style style:name="T33" style:family="text">
      <style:text-propertie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language-complex="hi" style:country-complex="IN" style:letter-kerning="true" style:text-overline-style="none" style:text-overline-color="font-color" style:text-emphasize="none" style:font-style-complex="normal" style:font-style-asian="normal" style:font-weight-complex="normal" style:font-weight-asian="normal" style:text-line-through-mode="continuous" fo:text-shadow="none" style:text-outline="false" style:language-asian="hi" style:country-asian="IN" style:text-line-through-type="none" style:font-name-asian="Lohit Devanagari" fo:font-size="8.5pt" style:font-relief="none" fo:font-style="normal" style:text-underline-style="none" style:text-underline-color="font-color" fo:font-weight="normal" style:font-name-complex="Liberation Sans;Arial" style:use-window-font-color="true" style:font-size-complex="8.5pt" fo:language="en" fo:country="US" style:font-size-asian="8.5pt"/>
    </style:style>
    <style:style style:name="T35" style:family="text">
      <style:text-properties style:language-complex="hi" style:country-complex="IN" style:letter-kerning="true" style:text-overline-style="none" style:text-overline-color="font-color" style:text-emphasize="none" style:font-style-complex="normal" style:font-style-asian="normal" style:font-weight-complex="normal" style:font-weight-asian="normal" style:text-line-through-mode="continuous" fo:text-shadow="none" style:text-outline="false" style:language-asian="hi" style:country-asian="IN" style:text-line-through-type="none" style:font-name-asian="Lohit Devanagari" fo:font-size="8.5pt" style:font-relief="none" fo:font-style="normal" style:text-underline-style="none" style:text-underline-color="font-color" fo:font-weight="normal" style:font-name-complex="Liberation Sans;Arial" style:use-window-font-color="true" fo:language="en" fo:country="US" style:font-size-complex="10pt" style:font-size-asian="12pt"/>
    </style:style>
    <style:style style:name="T36" style:family="text">
      <style:text-properties style:language-complex="hi" style:country-complex="IN" style:letter-kerning="true" style:text-overline-style="none" style:text-overline-color="font-color" style:text-emphasize="none" style:font-style-complex="normal" style:font-style-asian="normal" style:font-weight-complex="normal" style:font-weight-asian="normal" style:text-line-through-mode="continuous" fo:text-shadow="none" style:text-outline="false" style:language-asian="hi" style:country-asian="IN" style:text-line-through-type="none" style:font-name-asian="Lohit Devanagari" fo:font-size="8.5pt" style:font-relief="none" fo:font-style="normal" style:text-underline-style="none" style:text-underline-color="font-color" fo:font-weight="normal" style:use-window-font-color="true" fo:language="en" fo:country="US" style:font-size-complex="10pt" style:font-size-asian="12pt" style:font-name-complex="Lohit Devanagari"/>
    </style:style>
    <style:style style:name="T37" style:family="text">
      <style:text-properties style:text-line-through-type="none" style:letter-kerning="true" fo:language="en" fo:country="US" style:font-weight-asian="normal" fo:font-style="normal" style:use-window-font-color="true" style:text-overline-style="none" style:text-overline-color="font-color" style:font-size-complex="8.5pt" style:font-weight-complex="normal" style:font-style-asian="normal" style:font-style-complex="normal" style:language-asian="hi" style:country-asian="IN" fo:font-size="8.5pt" style:font-name-asian="Lohit Devanagari" fo:text-shadow="none" style:font-name-complex="Liberation Sans;Arial" style:text-underline-style="none" style:text-underline-color="font-color" style:text-outline="false" style:text-line-through-mode="continuous" style:text-emphasize="none" style:font-relief="none" style:language-complex="hi" style:country-complex="IN" style:font-size-asian="8.5pt" fo:font-weight="normal"/>
    </style:style>
    <style:style style:name="T38" style:family="text">
      <style:text-properties style:text-line-through-type="none" style:letter-kerning="true" fo:language="en" fo:country="US" style:font-weight-asian="normal" fo:font-style="normal" style:use-window-font-color="true" style:text-overline-style="none" style:text-overline-color="font-color" style:font-weight-complex="normal" style:font-style-asian="normal" style:font-style-complex="normal" style:language-asian="hi" style:country-asian="IN" fo:font-size="8.5pt" style:font-name-asian="Lohit Devanagari" fo:text-shadow="none" style:font-name-complex="Liberation Sans;Arial" style:text-underline-style="none" style:text-underline-color="font-color" style:text-outline="false" style:text-line-through-mode="continuous" style:text-emphasize="none" style:font-relief="none" style:language-complex="hi" style:country-complex="IN" fo:font-weight="normal" style:font-size-complex="10pt" style:font-size-asian="12pt"/>
    </style:style>
    <style:style style:name="T39" style:family="text">
      <style:text-properties style:text-line-through-type="none" style:letter-kerning="true" fo:language="en" fo:country="US" style:font-weight-asian="normal" fo:font-style="normal" style:use-window-font-color="true" style:text-overline-style="none" style:text-overline-color="font-color" style:font-weight-complex="normal" style:font-style-asian="normal" style:font-style-complex="normal" style:language-asian="hi" style:country-asian="IN" fo:font-size="8.5pt" style:font-name-asian="Lohit Devanagari" fo:text-shadow="none" style:text-underline-style="none" style:text-underline-color="font-color" style:text-outline="false" style:text-line-through-mode="continuous" style:text-emphasize="none" style:font-relief="none" style:language-complex="hi" style:country-complex="IN" fo:font-weight="normal" style:font-size-complex="10pt" style:font-size-asian="12pt" style:font-name-complex="Lohit Devanagari"/>
    </style:style>
    <style:style style:name="T40" style:family="text">
      <style:text-properties fo:font-weight="normal" fo:text-shadow="none" fo:font-size="8.5pt" style:language-complex="hi" style:country-complex="IN" style:text-underline-style="none" style:text-underline-color="font-color" style:font-name-complex="Liberation Sans;Arial" style:font-style-complex="normal" style:font-style-asian="normal" style:text-line-through-type="none" style:font-size-complex="8.5pt" style:text-overline-style="none" style:text-overline-color="font-color" style:font-name-asian="Lohit Devanagari" style:letter-kerning="true" style:font-weight-complex="normal" style:font-weight-asian="normal" fo:font-style="normal" style:use-window-font-color="true" fo:language="en" fo:country="US" style:text-emphasize="none" style:text-outline="false" style:font-relief="none" style:font-size-asian="8.5pt" style:text-line-through-mode="continuous" style:language-asian="hi" style:country-asian="IN"/>
    </style:style>
    <style:style style:name="T41" style:family="text">
      <style:text-properties fo:font-weight="normal" fo:text-shadow="none" fo:font-size="8.5pt" style:language-complex="hi" style:country-complex="IN" style:text-underline-style="none" style:text-underline-color="font-color" style:font-name-complex="Liberation Sans;Arial" style:font-style-complex="normal" style:font-style-asian="normal" style:text-line-through-type="none" style:text-overline-style="none" style:text-overline-color="font-color" style:font-name-asian="Lohit Devanagari" style:letter-kerning="true" style:font-weight-complex="normal" style:font-weight-asian="normal" fo:font-style="normal" style:use-window-font-color="true" fo:language="en" fo:country="US" style:text-emphasize="none" style:text-outline="false" style:font-relief="none" style:text-line-through-mode="continuous" style:language-asian="hi" style:country-asian="IN" style:font-size-complex="10pt" style:font-size-asian="12pt"/>
    </style:style>
    <style:style style:name="T42" style:family="text">
      <style:text-properties fo:font-weight="normal" fo:text-shadow="none" fo:font-size="8.5pt" style:language-complex="hi" style:country-complex="IN" style:text-underline-style="none" style:text-underline-color="font-color" style:font-style-complex="normal" style:font-style-asian="normal" style:text-line-through-type="none" style:text-overline-style="none" style:text-overline-color="font-color" style:font-name-asian="Lohit Devanagari" style:letter-kerning="true" style:font-weight-complex="normal" style:font-weight-asian="normal" fo:font-style="normal" style:use-window-font-color="true" fo:language="en" fo:country="US" style:text-emphasize="none" style:text-outline="false" style:font-relief="none" style:text-line-through-mode="continuous" style:language-asian="hi" style:country-asian="IN" style:font-size-complex="10pt" style:font-size-asian="12pt" style:font-name-complex="Lohit Devanagari"/>
    </style:style>
    <style:style style:name="T43" style:family="text">
      <style:text-properties fo:language="en" fo:country="US" style:font-style-asian="normal" fo:font-size="8.5pt" style:font-weight-complex="normal" style:text-overline-style="none" style:text-overline-color="font-color" style:use-window-font-color="true" style:text-underline-style="none" style:text-underline-color="font-color" style:font-name-complex="Liberation Sans;Arial" style:font-size-complex="8.5pt" style:language-complex="hi" style:country-complex="IN" style:font-style-complex="normal" style:font-name-asian="Lohit Devanagari" style:font-relief="none" style:letter-kerning="true" style:text-emphasize="none" style:text-line-through-mode="continuous" fo:font-style="normal" style:text-outline="false" fo:font-weight="normal" fo:text-shadow="none" style:font-weight-asian="normal" style:font-size-asian="8.5pt" style:text-line-through-type="none" style:language-asian="hi" style:country-asian="IN"/>
    </style:style>
    <style:style style:name="T44" style:family="text">
      <style:text-properties fo:language="en" fo:country="US" style:font-style-asian="normal" fo:font-size="8.5pt" style:font-weight-complex="normal" style:text-overline-style="none" style:text-overline-color="font-color" style:use-window-font-color="true" style:text-underline-style="none" style:text-underline-color="font-color" style:font-name-complex="Liberation Sans;Arial" style:language-complex="hi" style:country-complex="IN" style:font-style-complex="normal" style:font-name-asian="Lohit Devanagari" style:font-relief="none" style:letter-kerning="true" style:text-emphasize="none" style:text-line-through-mode="continuous" fo:font-style="normal" style:text-outline="false" fo:font-weight="normal" fo:text-shadow="none" style:font-weight-asian="normal" style:text-line-through-type="none" style:language-asian="hi" style:country-asian="IN" style:font-size-complex="10pt" style:font-size-asian="12pt"/>
    </style:style>
    <style:style style:name="T45" style:family="text">
      <style:text-properties fo:language="en" fo:country="US" style:font-style-asian="normal" fo:font-size="8.5pt" style:font-weight-complex="normal" style:text-overline-style="none" style:text-overline-color="font-color" style:use-window-font-color="true" style:text-underline-style="none" style:text-underline-color="font-color" style:language-complex="hi" style:country-complex="IN" style:font-style-complex="normal" style:font-name-asian="Lohit Devanagari" style:font-relief="none" style:letter-kerning="true" style:text-emphasize="none" style:text-line-through-mode="continuous" fo:font-style="normal" style:text-outline="false" fo:font-weight="normal" fo:text-shadow="none" style:font-weight-asian="normal" style:text-line-through-type="none" style:language-asian="hi" style:country-asian="IN" style:font-size-complex="10pt" style:font-size-asian="12pt" style:font-name-complex="Lohit Devanagari"/>
    </style:style>
    <style:style style:name="T46" style:family="text">
      <style:text-properties style:font-name-asian="AR PL SungtiL GB"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style:letter-kerning="true"/>
    </style:style>
    <style:style style:name="T47" style:family="text">
      <style:text-properties style:text-overline-style="none" style:text-overline-color="font-color" style:letter-kerning="true" fo:font-size="8.5pt" style:text-outline="false" style:font-style-complex="normal" style:font-weight-asian="normal" fo:font-style="normal" style:font-name-complex="Liberation Sans;Arial" style:text-line-through-type="none" style:text-line-through-mode="continuous" style:use-window-font-color="true" style:language-asian="hi" style:country-asian="IN" style:font-weight-complex="normal" style:font-name-asian="Lohit Devanagari" style:text-emphasize="none" style:font-size-asian="8.5pt" style:font-relief="none" style:font-style-asian="normal" style:language-complex="hi" style:country-complex="IN" fo:language="en" fo:country="US" fo:text-shadow="none" fo:font-weight="normal" style:text-underline-style="none" style:text-underline-color="font-color" style:font-size-complex="8.5pt"/>
    </style:style>
    <style:style style:name="T48" style:family="text">
      <style:text-properties style:text-overline-style="none" style:text-overline-color="font-color" style:letter-kerning="true" fo:font-size="8.5pt" style:text-outline="false" style:font-style-complex="normal" style:font-weight-asian="normal" fo:font-style="normal" style:font-name-complex="Liberation Sans;Arial" style:text-line-through-type="none" style:text-line-through-mode="continuous" style:use-window-font-color="true" style:language-asian="hi" style:country-asian="IN" style:font-weight-complex="normal" style:font-name-asian="Lohit Devanagari" style:text-emphasize="none" style:font-relief="none" style:font-style-asian="normal" style:language-complex="hi" style:country-complex="IN" fo:language="en" fo:country="US" fo:text-shadow="none" fo:font-weight="normal" style:text-underline-style="none" style:text-underline-color="font-color" style:font-size-complex="10pt" style:font-size-asian="12pt"/>
    </style:style>
    <style:style style:name="T49" style:family="text">
      <style:text-properties style:text-overline-style="none" style:text-overline-color="font-color" style:letter-kerning="true" fo:font-size="8.5pt" style:text-outline="false" style:font-style-complex="normal" style:font-weight-asian="normal" fo:font-style="normal" style:text-line-through-type="none" style:text-line-through-mode="continuous" style:use-window-font-color="true" style:language-asian="hi" style:country-asian="IN" style:font-weight-complex="normal" style:font-name-asian="Lohit Devanagari" style:text-emphasize="none" style:font-relief="none" style:font-style-asian="normal" style:language-complex="hi" style:country-complex="IN" fo:language="en" fo:country="US" fo:text-shadow="none" fo:font-weight="normal" style:text-underline-style="none" style:text-underline-color="font-color" style:font-size-complex="10pt" style:font-size-asian="12pt" style:font-name-complex="Lohit Devanagari"/>
    </style:style>
    <style:style style:name="T50" style:family="text">
      <style:text-propertie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letter-kerning="true"/>
    </style:style>
    <style:style style:name="T51" style:family="text">
      <style:text-properties style:font-name-complex="Liberation Sans;Arial" style:letter-kerning="true" fo:language="en" fo:country="US" fo:font-style="normal" style:text-line-through-type="none" style:text-underline-style="none" style:text-underline-color="font-color" fo:font-weight="normal" style:font-style-complex="normal" style:text-overline-style="none" style:text-overline-color="font-color" style:use-window-font-color="true" style:font-style-asian="normal" style:font-name-asian="Lohit Devanagari" style:language-asian="hi" style:country-asian="IN" style:font-relief="none" fo:font-size="8.5pt" style:text-emphasize="none" fo:text-shadow="none" style:language-complex="hi" style:country-complex="IN" style:font-size-complex="8.5pt" style:text-outline="false" style:text-line-through-mode="continuous" style:font-size-asian="8.5pt" style:font-weight-asian="normal" style:font-weight-complex="normal"/>
    </style:style>
    <style:style style:name="T52" style:family="text">
      <style:text-properties style:letter-kerning="true" fo:font-style="normal" style:text-line-through-type="none" style:text-underline-style="none" style:text-underline-color="font-color" fo:font-weight="normal" style:font-style-complex="normal" style:text-overline-style="none" style:text-overline-color="font-color" style:font-style-asian="normal" style:font-relief="none" style:text-emphasize="none" fo:text-shadow="none" style:language-complex="hi" style:country-complex="IN" style:text-outline="false" style:text-line-through-mode="continuous" style:font-weight-asian="normal" style:font-weight-complex="normal" fo:font-size="10pt" fo:language="pt" fo:country="BR" style:language-asian="zh" style:country-asian="CN" style:font-name-asian="AR PL SungtiL GB" style:font-name-complex="Lohit Devanagari" style:font-size-asian="10pt" style:font-size-complex="10pt"/>
    </style:style>
    <style:style style:name="T5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AR PL SungtiL GB"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style:letter-kerning="true"/>
    </style:style>
    <style:style style:name="T54" style:family="text">
      <style:text-properties fo:language="en" fo:country="US" style:font-name-asian="Lohit Devanagari" style:language-asian="hi" style:country-asian="IN" style:use-window-font-color="true" style:text-emphasize="none" fo:font-weight="normal" style:text-underline-style="none" style:text-underline-color="font-color" style:text-line-through-type="none" style:letter-kerning="true" fo:font-style="normal" fo:font-size="8.5pt" style:text-outline="false" style:font-name-complex="Liberation Sans;Arial" style:font-size-asian="8.5pt" style:font-size-complex="8.5pt" style:font-weight-asian="normal" style:font-weight-complex="normal" style:font-style-asian="normal" style:font-style-complex="normal" fo:text-shadow="none"/>
    </style:style>
    <style:style style:name="T55" style:family="text">
      <style:text-properties fo:language="en" fo:country="US" style:font-name-asian="Lohit Devanagari" style:language-asian="hi" style:country-asian="IN" style:use-window-font-color="true" style:text-emphasize="none" fo:font-weight="normal" style:text-underline-style="none" style:text-underline-color="font-color" style:text-line-through-type="none" style:letter-kerning="true" fo:font-style="normal" fo:font-size="8.5pt" style:text-outline="false" style:font-name-complex="Liberation Sans;Arial" style:font-weight-asian="normal" style:font-weight-complex="normal" style:font-style-asian="normal" style:font-style-complex="normal" fo:text-shadow="none" style:font-size-asian="12pt"/>
    </style:style>
    <style:style style:name="T56" style:family="text">
      <style:text-properties fo:language="en" fo:country="US" style:font-name-asian="Lohit Devanagari" style:language-asian="hi" style:country-asian="IN" style:use-window-font-color="true" style:text-emphasize="none" fo:font-weight="normal" style:text-underline-style="none" style:text-underline-color="font-color" style:text-line-through-type="none" style:letter-kerning="true" fo:font-style="normal" fo:font-size="8.5pt" style:text-outline="false" style:font-weight-asian="normal" style:font-weight-complex="normal" style:font-style-asian="normal" style:font-style-complex="normal" fo:text-shadow="none" style:font-size-asian="12pt" style:font-name-complex="Lohit Devanagari"/>
    </style:style>
    <style:style style:name="T57" style:family="text">
      <style:text-properties style:text-outline="false" style:letter-kerning="true" style:text-line-through-type="none" fo:text-shadow="none" style:text-line-through-mode="continuous" style:font-weight-asian="normal" style:font-weight-complex="normal" style:font-style-asian="normal" style:font-style-complex="normal" style:text-emphasize="none" style:language-complex="hi" style:country-complex="IN" style:language-asian="hi" style:country-asian="IN" style:font-relief="none" style:font-name-asian="Lohit Devanagari" fo:font-size="8.5pt" fo:font-style="normal" style:text-underline-style="none" style:text-underline-color="font-color" fo:font-weight="normal" fo:language="en" fo:country="US" style:font-size-complex="8.5pt" style:font-name-complex="Liberation Sans;Arial" style:use-window-font-color="true" style:font-size-asian="8.5pt" style:text-overline-style="none" style:text-overline-color="font-color"/>
    </style:style>
    <style:style style:name="T58" style:family="text">
      <style:text-properties style:text-outline="false" style:letter-kerning="true" style:text-line-through-type="none" fo:text-shadow="none" style:text-line-through-mode="continuous" style:font-weight-asian="normal" style:font-weight-complex="normal" style:font-style-asian="normal" style:font-style-complex="normal" style:text-emphasize="none" style:language-complex="hi" style:country-complex="IN" style:language-asian="hi" style:country-asian="IN" style:font-relief="none" style:font-name-asian="Lohit Devanagari" fo:font-size="8.5pt" fo:font-style="normal" style:text-underline-style="none" style:text-underline-color="font-color" fo:font-weight="normal" fo:language="en" fo:country="US" style:font-name-complex="Liberation Sans;Arial" style:use-window-font-color="true" style:text-overline-style="none" style:text-overline-color="font-color" style:font-size-complex="10pt" style:font-size-asian="12pt"/>
    </style:style>
    <style:style style:name="T59" style:family="text">
      <style:text-properties style:text-outline="false" style:letter-kerning="true" style:text-line-through-type="none" fo:text-shadow="none" style:text-line-through-mode="continuous" style:font-weight-asian="normal" style:font-weight-complex="normal" style:font-style-asian="normal" style:font-style-complex="normal" style:text-emphasize="none" style:language-complex="hi" style:country-complex="IN" style:language-asian="hi" style:country-asian="IN" style:font-relief="none" style:font-name-asian="Lohit Devanagari" fo:font-size="8.5pt" fo:font-style="normal" style:text-underline-style="none" style:text-underline-color="font-color" fo:font-weight="normal" fo:language="en" fo:country="US" style:use-window-font-color="true" style:text-overline-style="none" style:text-overline-color="font-color" style:font-size-complex="10pt" style:font-size-asian="12pt" style:font-name-complex="Lohit Devanagari"/>
    </style:style>
    <style:style style:name="T60" style:family="text">
      <style:text-properties style:text-emphasize="none" style:text-outline="false" fo:font-size="8.5pt" style:font-name-complex="Liberation Sans;Arial" style:font-style-asian="normal" style:text-line-through-type="none" style:use-window-font-color="true" fo:font-style="normal" fo:text-shadow="none" style:text-overline-style="none" style:text-overline-color="font-color" style:font-name-asian="Lohit Devanagari" style:font-style-complex="normal" style:letter-kerning="true" style:font-weight-asian="normal" style:font-size-complex="8.5pt" style:text-underline-style="none" style:text-underline-color="font-color" fo:font-weight="normal" style:font-relief="none" style:text-line-through-mode="continuous" style:font-size-asian="8.5pt" style:font-weight-complex="normal" style:language-complex="hi" style:country-complex="IN" fo:language="en" fo:country="US" style:language-asian="hi" style:country-asian="IN"/>
    </style:style>
    <style:style style:name="T61" style:family="text">
      <style:text-properties style:text-emphasize="none" style:text-outline="false" fo:font-size="8.5pt" style:font-name-complex="Liberation Sans;Arial" style:font-style-asian="normal" style:text-line-through-type="none" style:use-window-font-color="true" fo:font-style="normal" fo:text-shadow="none" style:text-overline-style="none" style:text-overline-color="font-color" style:font-name-asian="Lohit Devanagari" style:font-style-complex="normal" style:letter-kerning="true" style:font-weight-asian="normal" style:text-underline-style="none" style:text-underline-color="font-color" fo:font-weight="normal" style:font-relief="none" style:text-line-through-mode="continuous" style:font-weight-complex="normal" style:language-complex="hi" style:country-complex="IN" fo:language="en" fo:country="US" style:language-asian="hi" style:country-asian="IN" style:font-size-complex="10pt" style:font-size-asian="12pt"/>
    </style:style>
    <style:style style:name="T62" style:family="text">
      <style:text-properties style:text-emphasize="none" style:text-outline="false" fo:font-size="8.5pt" style:font-style-asian="normal" style:text-line-through-type="none" style:use-window-font-color="true" fo:font-style="normal" fo:text-shadow="none" style:text-overline-style="none" style:text-overline-color="font-color" style:font-name-asian="Lohit Devanagari" style:font-style-complex="normal" style:letter-kerning="true" style:font-weight-asian="normal" style:text-underline-style="none" style:text-underline-color="font-color" fo:font-weight="normal" style:font-relief="none" style:text-line-through-mode="continuous" style:font-weight-complex="normal" style:language-complex="hi" style:country-complex="IN" fo:language="en" fo:country="US" style:language-asian="hi" style:country-asian="IN" style:font-size-complex="10pt" style:font-size-asian="12pt" style:font-name-complex="Lohit Devanagari"/>
    </style:style>
    <style:style style:name="T63" style:family="text">
      <style:text-properties style:language-complex="hi" style:country-complex="IN" style:text-underline-style="none" style:text-underline-color="font-color" style:font-style-asian="normal" style:font-weight-asian="normal" style:text-line-through-mode="continuous" style:font-relief="none" style:text-outline="false" style:text-overline-style="none" style:text-overline-color="font-color" style:font-weight-complex="normal" style:letter-kerning="true" fo:font-size="8.5pt" style:text-emphasize="none" style:font-name-asian="Lohit Devanagari" style:font-name-complex="Liberation Sans;Arial" style:language-asian="hi" style:country-asian="IN" style:use-window-font-color="true" fo:text-shadow="none" fo:font-style="normal" style:text-line-through-type="none" style:font-size-complex="8.5pt" fo:font-weight="normal" style:font-size-asian="8.5pt" style:font-style-complex="normal" fo:language="en" fo:country="US"/>
    </style:style>
    <style:style style:name="T64" style:family="text">
      <style:text-properties style:language-complex="hi" style:country-complex="IN" style:text-underline-style="none" style:text-underline-color="font-color" style:font-style-asian="normal" style:font-weight-asian="normal" style:text-line-through-mode="continuous" style:font-relief="none" style:text-outline="false" style:text-overline-style="none" style:text-overline-color="font-color" style:font-weight-complex="normal" style:letter-kerning="true" style:text-emphasize="none" fo:text-shadow="none" fo:font-style="normal" style:text-line-through-type="none" fo:font-weight="normal" style:font-style-complex="normal" style:font-size-complex="10pt" style:font-name-complex="Lohit Devanagari" fo:font-size="10pt" fo:language="pt" fo:country="BR" style:language-asian="zh" style:country-asian="CN" style:font-name-asian="AR PL SungtiL GB" style:font-size-asian="10pt"/>
    </style:style>
    <style:style style:name="T65" style:family="text">
      <style:text-properties fo:language="en" fo:country="US" style:font-name-asian="Lohit Devanagari" style:language-asian="hi" style:country-asian="IN" style:text-emphasize="none" style:use-window-font-color="true" fo:font-weight="normal" style:text-underline-style="none" style:text-underline-color="font-color" style:text-line-through-type="none" style:letter-kerning="true" fo:font-style="normal" fo:font-size="8.5pt" style:text-outline="false" style:font-name-complex="Liberation Sans;Arial" style:font-size-asian="8.5pt" style:font-size-complex="8.5pt" style:font-weight-asian="normal" style:font-weight-complex="normal" style:font-style-asian="normal" style:font-style-complex="normal" fo:text-shadow="none"/>
    </style:style>
    <style:style style:name="T66" style:family="text">
      <style:text-properties fo:language="en" fo:country="US" style:font-name-asian="Lohit Devanagari" style:language-asian="hi" style:country-asian="IN" style:text-emphasize="none" style:use-window-font-color="true" fo:font-weight="normal" style:text-underline-style="none" style:text-underline-color="font-color" style:text-line-through-type="none" style:letter-kerning="true" fo:font-style="normal" fo:font-size="8.5pt" style:text-outline="false" style:font-name-complex="Liberation Sans;Arial" style:font-weight-asian="normal" style:font-weight-complex="normal" style:font-style-asian="normal" style:font-style-complex="normal" fo:text-shadow="none" style:font-size-asian="12pt"/>
    </style:style>
    <style:style style:name="T67" style:family="text">
      <style:text-properties fo:language="en" fo:country="US" style:font-name-asian="Lohit Devanagari" style:language-asian="hi" style:country-asian="IN" style:text-emphasize="none" style:use-window-font-color="true" fo:font-weight="normal" style:text-underline-style="none" style:text-underline-color="font-color" style:text-line-through-type="none" style:letter-kerning="true" fo:font-style="normal" fo:font-size="8.5pt" style:text-outline="false" style:font-weight-asian="normal" style:font-weight-complex="normal" style:font-style-asian="normal" style:font-style-complex="normal" fo:text-shadow="none" style:font-size-asian="12pt" style:font-name-complex="Lohit Devanagari"/>
    </style:style>
    <style:style style:name="T6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AR PL SungtiL GB"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1" style:family="text">
      <style:text-properties fo:font-style="normal" style:font-name-asian="Lohit Devanagari" style:text-underline-style="none" style:text-underline-color="font-color" fo:font-weight="normal" style:use-window-font-color="true" style:letter-kerning="true" style:text-outline="false" fo:font-size="8.5pt" style:font-size-asian="12pt" style:text-line-through-type="none" fo:language="en" fo:country="US" fo:text-shadow="none" style:text-emphasize="none" style:font-name-complex="Liberation Sans;Arial" style:font-weight-asian="normal" style:font-weight-complex="normal" style:font-style-asian="normal" style:font-style-complex="normal" style:language-asian="hi" style:country-asian="IN"/>
    </style:style>
    <style:style style:name="T72" style:family="text">
      <style:text-properties fo:font-style="normal" style:font-name-asian="Lohit Devanagari" style:text-underline-style="none" style:text-underline-color="font-color" fo:font-weight="normal" style:use-window-font-color="true" style:letter-kerning="true" style:text-outline="false" fo:font-size="8.5pt" style:font-size-asian="12pt" style:text-line-through-type="none" fo:language="en" fo:country="US" fo:text-shadow="none" style:text-emphasize="none" style:font-weight-asian="normal" style:font-weight-complex="normal" style:font-style-asian="normal" style:font-style-complex="normal" style:language-asian="hi" style:country-asian="IN" style:font-name-complex="Lohit Devanagari"/>
    </style:style>
    <style:style style:name="T73" style:family="text">
      <style:text-properties fo:font-size="8.5pt" style:letter-kerning="true" style:language-asian="hi" style:country-asian="IN" style:font-name-asian="Lohit Devanagari" style:font-name-complex="Liberation Sans;Arial" style:font-size-asian="12pt"/>
    </style:style>
    <style:style style:name="T74" style:family="text">
      <style:text-properties style:font-name-asian="Lohit Devanagari" style:language-asian="hi" style:country-asian="IN" style:font-style-complex="normal" style:font-style-asian="normal" style:font-weight-complex="normal" style:font-weight-asian="normal" style:font-name-complex="Liberation Sans;Arial" fo:text-shadow="none" fo:language="en" fo:country="US" fo:font-style="normal" style:text-line-through-type="none" style:text-underline-style="none" style:text-underline-color="font-color" fo:font-weight="normal" style:use-window-font-color="true" style:text-emphasize="none" style:letter-kerning="true" style:text-outline="false" fo:font-size="8.5pt" style:font-size-asian="12pt"/>
    </style:style>
    <style:style style:name="T75" style:family="text">
      <style:text-properties style:font-name-asian="Lohit Devanagari" style:language-asian="hi" style:country-asian="IN" style:font-style-complex="normal" style:font-style-asian="normal" style:font-weight-complex="normal" style:font-weight-asian="normal" fo:text-shadow="none" fo:language="en" fo:country="US" fo:font-style="normal" style:text-line-through-type="none" style:text-underline-style="none" style:text-underline-color="font-color" fo:font-weight="normal" style:use-window-font-color="true" style:text-emphasize="none" style:letter-kerning="true" style:text-outline="false" fo:font-size="8.5pt" style:font-size-asian="12pt" style:font-name-complex="Lohit Devanagari"/>
    </style:style>
    <style:style style:name="T76" style:family="text">
      <style:text-properties style:language-asian="hi" style:country-asian="IN" style:font-name-complex="Liberation Sans;Arial" fo:font-size="8.5pt" style:text-emphasize="none" style:font-style-complex="normal" style:font-style-asian="normal" style:font-weight-complex="normal" style:font-weight-asian="normal" style:font-size-complex="8.5pt" style:font-size-asian="8.5pt" style:use-window-font-color="true" fo:language="en" fo:country="US" fo:text-shadow="none" style:text-outline="false" fo:font-style="normal" style:text-line-through-type="none" style:text-underline-style="none" style:text-underline-color="font-color" fo:font-weight="normal" style:letter-kerning="true" style:font-name-asian="Lohit Devanagari"/>
    </style:style>
    <style:style style:name="T77" style:family="text">
      <style:text-properties style:language-asian="hi" style:country-asian="IN" style:font-name-complex="Liberation Sans;Arial" fo:font-size="8.5pt" style:letter-kerning="true" style:font-name-asian="Lohit Devanagari" style:font-size-asian="12pt"/>
    </style:style>
    <style:style style:name="T78" style:family="text">
      <style:text-properties style:text-line-through-type="none" style:language-asian="hi" style:country-asian="IN" style:text-underline-style="none" style:text-underline-color="font-color" fo:font-weight="normal" style:use-window-font-color="true" style:text-emphasize="none" style:letter-kerning="true" fo:font-size="8.5pt" fo:language="en" fo:country="US" style:font-size-asian="12pt" style:text-outline="false" style:font-name-asian="Lohit Devanagari" style:font-style-complex="normal" style:font-style-asian="normal" style:font-weight-complex="normal" style:font-weight-asian="normal" style:font-name-complex="Liberation Sans;Arial" fo:text-shadow="none" fo:font-style="normal"/>
    </style:style>
    <style:style style:name="T79" style:family="text">
      <style:text-properties style:text-line-through-type="none" style:language-asian="hi" style:country-asian="IN" style:text-underline-style="none" style:text-underline-color="font-color" fo:font-weight="normal" style:use-window-font-color="true" style:text-emphasize="none" style:letter-kerning="true" fo:font-size="8.5pt" fo:language="en" fo:country="US" style:font-size-asian="12pt" style:text-outline="false" style:font-name-asian="Lohit Devanagari" style:font-style-complex="normal" style:font-style-asian="normal" style:font-weight-complex="normal" style:font-weight-asian="normal" fo:text-shadow="none" fo:font-style="normal" style:font-name-complex="Lohit Devanagari"/>
    </style:style>
    <style:style style:name="T80" style:family="text">
      <style:text-properties fo:font-style="normal" style:font-name-asian="Lohit Devanagari" style:text-underline-style="none" style:text-underline-color="font-color" fo:font-weight="normal" style:text-emphasize="none" style:letter-kerning="true" style:text-outline="false" fo:font-size="8.5pt" style:font-size-asian="12pt" style:text-line-through-type="none" fo:language="en" fo:country="US" fo:text-shadow="none" style:use-window-font-color="true" style:font-name-complex="Liberation Sans;Arial" style:font-weight-asian="normal" style:font-weight-complex="normal" style:font-style-asian="normal" style:font-style-complex="normal" style:language-asian="hi" style:country-asian="IN"/>
    </style:style>
    <style:style style:name="T81" style:family="text">
      <style:text-properties fo:font-style="normal" style:font-name-asian="Lohit Devanagari" style:text-underline-style="none" style:text-underline-color="font-color" fo:font-weight="normal" style:text-emphasize="none" style:letter-kerning="true" style:text-outline="false" fo:font-size="8.5pt" style:font-size-asian="12pt" style:text-line-through-type="none" fo:language="en" fo:country="US" fo:text-shadow="none" style:use-window-font-color="true" style:font-weight-asian="normal" style:font-weight-complex="normal" style:font-style-asian="normal" style:font-style-complex="normal" style:language-asian="hi" style:country-asian="IN" style:font-name-complex="Lohit Devanagari"/>
    </style:style>
    <style:style style:name="T82" style:family="text">
      <style:text-properties fo:language="en" fo:country="US" style:text-line-through-type="none" style:font-style-complex="normal" style:font-style-asian="normal" style:font-weight-complex="normal" style:font-weight-asian="normal" style:font-name-complex="Liberation Sans;Arial" style:use-window-font-color="true" fo:text-shadow="none" fo:font-style="normal" style:font-name-asian="Lohit Devanagari" style:font-size-asian="12pt" fo:font-size="8.5pt" style:text-outline="false" style:letter-kerning="true" style:text-emphasize="none" fo:font-weight="normal" style:text-underline-style="none" style:text-underline-color="font-color" style:language-asian="hi" style:country-asian="IN"/>
    </style:style>
    <style:style style:name="T83" style:family="text">
      <style:text-properties fo:language="en" fo:country="US" style:text-line-through-type="none" style:font-style-complex="normal" style:font-style-asian="normal" style:font-weight-complex="normal" style:font-weight-asian="normal" style:use-window-font-color="true" fo:text-shadow="none" fo:font-style="normal" style:font-name-asian="Lohit Devanagari" style:font-size-asian="12pt" fo:font-size="8.5pt" style:text-outline="false" style:letter-kerning="true" style:text-emphasize="none" fo:font-weight="normal" style:text-underline-style="none" style:text-underline-color="font-color" style:language-asian="hi" style:country-asian="IN" style:font-name-complex="Lohit Devanagari"/>
    </style:style>
    <style:style style:name="T84" style:family="text">
      <style:text-properties style:text-line-through-type="none" style:language-asian="hi" style:country-asian="IN" style:text-underline-style="none" style:text-underline-color="font-color" fo:font-weight="normal" style:text-emphasize="none" style:letter-kerning="true" style:text-outline="false" fo:font-size="8.5pt" style:font-size-asian="12pt" fo:language="en" fo:country="US" style:font-name-asian="Lohit Devanagari" style:font-style-complex="normal" style:font-style-asian="normal" style:font-weight-complex="normal" style:font-weight-asian="normal" style:font-name-complex="Liberation Sans;Arial" style:use-window-font-color="true" fo:text-shadow="none" fo:font-style="normal"/>
    </style:style>
    <style:style style:name="T85" style:family="text">
      <style:text-properties style:text-line-through-type="none" style:language-asian="hi" style:country-asian="IN" style:text-underline-style="none" style:text-underline-color="font-color" fo:font-weight="normal" style:text-emphasize="none" style:letter-kerning="true" style:text-outline="false" fo:font-size="8.5pt" style:font-size-asian="12pt" fo:language="en" fo:country="US" style:font-name-asian="Lohit Devanagari" style:font-style-complex="normal" style:font-style-asian="normal" style:font-weight-complex="normal" style:font-weight-asian="normal" style:use-window-font-color="true" fo:text-shadow="none" fo:font-style="normal" style:font-name-complex="Lohit Devanagari"/>
    </style:style>
    <style:style style:name="T86" style:family="text">
      <style:text-properties fo:font-style="normal" style:font-name-asian="Lohit Devanagari" style:text-underline-style="none" style:text-underline-color="font-color" fo:font-weight="normal" style:use-window-font-color="true" style:text-emphasize="none" style:letter-kerning="true" style:text-outline="false" fo:font-size="8.5pt" style:font-size-asian="12pt" style:text-line-through-type="none" fo:language="en" fo:country="US" fo:text-shadow="none" style:font-name-complex="Liberation Sans;Arial" style:font-weight-asian="normal" style:font-weight-complex="normal" style:font-style-asian="normal" style:font-style-complex="normal" style:language-asian="hi" style:country-asian="IN"/>
    </style:style>
    <style:style style:name="T87" style:family="text">
      <style:text-properties fo:font-style="normal" style:font-name-asian="Lohit Devanagari" style:text-underline-style="none" style:text-underline-color="font-color" fo:font-weight="normal" style:use-window-font-color="true" style:text-emphasize="none" style:letter-kerning="true" style:text-outline="false" fo:font-size="8.5pt" style:font-size-asian="12pt" style:text-line-through-type="none" fo:language="en" fo:country="US" fo:text-shadow="none" style:font-weight-asian="normal" style:font-weight-complex="normal" style:font-style-asian="normal" style:font-style-complex="normal" style:language-asian="hi" style:country-asian="IN" style:font-name-complex="Lohit Devanagari"/>
    </style:style>
  </office:automatic-styles>
  <office:body>
    <office:spreadsheet>
      <table:calculation-settings table:automatic-find-labels="false" table:use-regular-expressions="false" table:use-wildcards="true"/>
      <table:table table:name="RQ1" table:style-name="ta1">
        <table:table-column table:style-name="co1" table:default-cell-style-name="ce2"/>
        <table:table-column table:style-name="co2" table:number-columns-repeated="3" table:default-cell-style-name="ce2"/>
        <table:table-column table:style-name="co3" table:default-cell-style-name="ce2"/>
        <table:table-column table:style-name="co2" table:number-columns-repeated="1019" table:default-cell-style-name="ce2"/>
        <table:table-row table:style-name="ro1">
          <table:table-cell table:style-name="ce1" office:value-type="string" calcext:value-type="string">
            <text:p>#</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3" office:value-type="string" calcext:value-type="string">
            <text:p>Definitions</text:p>
          </table:table-cell>
          <table:table-cell table:number-columns-repeated="1019"/>
        </table:table-row>
        <table:table-row table:style-name="ro2">
          <table:table-cell table:style-name="ce9" office:value-type="float" office:value="1" calcext:value-type="float">
            <text:p>1</text:p>
          </table:table-cell>
          <table:table-cell table:style-name="ce9" office:value-type="float" office:value="2014" calcext:value-type="float">
            <text:p>2014</text:p>
          </table:table-cell>
          <table:table-cell table:style-name="ce9" office:value-type="string" calcext:value-type="string">
            <text:p>Fredericks, Erik M.; DeVries, Byron; Cheng, Betty H. C.</text:p>
          </table:table-cell>
          <table:table-cell table:style-name="ce9" office:value-type="string" calcext:value-type="string">
            <text:p>Towards Run-Time Adaptation of Test Cases for Self-Adaptive Systems in the Face of Uncertainty</text:p>
          </table:table-cell>
          <table:table-cell table:style-name="ce9" office:value-type="string" calcext:value-type="string">
            <text:p><text:span text:style-name="T1">“</text:span><text:span text:style-name="T2">to adapt requirements-based test cases at  run  time  to  handle  different  system  and  environmental conditions.”</text:span></text:p>
            <text:p><text:span text:style-name="T3"/></text:p>
            <text:p><text:span text:style-name="T4">Veritas: “approach for using utility functions to guide the test adaptation process as part of a run-time testing framework. Specifically, Veritas adapts test</text:span></text:p>
            <text:p><text:span text:style-name="T5">cases for an SAS at run time to ensure that the SAS continues to execute in a safe and correct manner when adapting to handle changing environmental conditions.”</text:span></text:p>
          </table:table-cell>
          <table:table-cell table:number-columns-repeated="1019"/>
        </table:table-row>
        <table:table-row table:style-name="ro3">
          <table:table-cell table:style-name="ce9" office:value-type="float" office:value="2" calcext:value-type="float">
            <text:p>2</text:p>
          </table:table-cell>
          <table:table-cell table:style-name="ce9" office:value-type="float" office:value="2015" calcext:value-type="float">
            <text:p>2015</text:p>
          </table:table-cell>
          <table:table-cell table:style-name="ce9" office:value-type="string" calcext:value-type="string">
            <text:p>Cooray, M.B.; Hamlyn-Harris, J.H.; Merkel, R.G.</text:p>
          </table:table-cell>
          <table:table-cell table:style-name="ce9" office:value-type="string" calcext:value-type="string">
            <text:p>Dynamic Test Reconfigurationfor Composite Web Services</text:p>
          </table:table-cell>
          <table:table-cell table:style-name="ce9" office:value-type="string" calcext:value-type="string">
            <text:p><text:span text:style-name="T1">“</text:span><text:span text:style-name="T2">responds to changes of service operation, operation arguments and service composition changes”</text:span></text:p>
            <text:p><text:span text:style-name="T6">“</text:span><text:span text:style-name="T7">Identification  of  service  composition  changes,including addition, deletion, and modification of acomponent, and interface changes at runtime. Generation of </text:span><text:span text:style-name="T8">updated test suites based on interface changes. Isolation of composition changes causing changed test outputs. Notification of testers of the details of the changes relevant to test failures.”</text:span></text:p>
            <text:p><text:span text:style-name="T9">“</text:span><text:span text:style-name="T10">to test and diagnose faults caused by composition changes”</text:span></text:p>
            <text:p><text:span text:style-name="T11"/></text:p>
            <text:p><text:span text:style-name="T12">“</text:span><text:span text:style-name="T13">Testing must not only take place during development, but at runtime (during the operation of the system)”.</text:span></text:p>
            <text:p><text:span text:style-name="T14">“</text:span><text:span text:style-name="T15">When performing runtime testing of such applications, test artefacts are required to be updated instantaneously in response to changes”.</text:span></text:p>
          </table:table-cell>
          <table:table-cell table:number-columns-repeated="1019"/>
        </table:table-row>
        <table:table-row table:style-name="ro4">
          <table:table-cell table:style-name="ce9" office:value-type="float" office:value="3" calcext:value-type="float">
            <text:p>3</text:p>
          </table:table-cell>
          <table:table-cell table:style-name="ce9" office:value-type="float" office:value="2015" calcext:value-type="float">
            <text:p>2015</text:p>
          </table:table-cell>
          <table:table-cell table:style-name="ce9" office:value-type="string" calcext:value-type="string">
            <text:p>Fredericks, Erik M.; Cheng, Betty H. C.</text:p>
          </table:table-cell>
          <table:table-cell table:style-name="ce9" office:value-type="string" calcext:value-type="string">
            <text:p>Automated Generation of Adaptive Test Plans for Self-Adaptive Systems</text:p>
          </table:table-cell>
          <table:table-cell table:style-name="ce9" office:value-type="string" calcext:value-type="string">
            <text:p><text:span text:style-name="T16">“</text:span><text:span text:style-name="T17">a requirements-driven approach for managing and dynamically adapting run-time testing activities based upon changing system and environmental </text:span><text:span text:style-name="T18">conditions.”</text:span></text:p>
            <text:p><text:span text:style-name="T19"/></text:p>
            <text:p><text:span text:style-name="T20">“</text:span><text:span text:style-name="T21">a framework for enabling online adaptive testing to address assurance at run time in the face of uncertainty. Proteus adapts both test suites and test cases at </text:span><text:span text:style-name="T22">runtime to ensure that both remain relevant to changing operating conditions, where a test suite comprises a collection of test cases”</text:span></text:p>
          </table:table-cell>
          <table:table-cell table:number-columns-repeated="1019"/>
        </table:table-row>
        <table:table-row table:style-name="ro5">
          <table:table-cell table:style-name="ce9" office:value-type="float" office:value="4" calcext:value-type="float">
            <text:p>4</text:p>
          </table:table-cell>
          <table:table-cell table:style-name="ce9" office:value-type="float" office:value="2020" calcext:value-type="float">
            <text:p>2020</text:p>
          </table:table-cell>
          <table:table-cell table:style-name="ce9" office:value-type="string" calcext:value-type="string">
            <text:p>Ceccato, M.; Corradini, D.; Gazzola, L.; Kifetew, F.M.; Mariani, L.; Orru, M.; Tonella, P.</text:p>
          </table:table-cell>
          <table:table-cell table:style-name="ce9" office:value-type="string" calcext:value-type="string">
            <text:p>A Framework for In-Vivo Testing of Mobile Applications</text:p>
          </table:table-cell>
          <table:table-cell table:style-name="ce9" office:value-type="string" calcext:value-type="string">
            <text:p><text:span text:style-name="T1">“</text:span><text:span text:style-name="T2">The framework monitors the configuration in the field and triggers in-vivo testing when an untested configuration is recognized.”</text:span></text:p>
            <text:p><text:span text:style-name="T3"/></text:p>
            <text:p><text:span text:style-name="T23">“</text:span><text:span text:style-name="T24">we propose a model to represent the configuration space of a mobile app and we describe VATE, a framework that we developed for the Android operating</text:span></text:p>
            <text:p><text:span text:style-name="T25">system, which supports in-vivo monitoring and testing of new app configurations. Our framework resorts to managed profiles [2] to isolate the in-vivo testing </text:span><text:span text:style-name="T26">session from the normal user session.”</text:span></text:p>
            <text:p><text:span text:style-name="T11"/></text:p>
            <text:p><text:span text:style-name="T12">“</text:span><text:span text:style-name="T13">Moving part of the testing activity to the field is therefore an appealing option to deal with the combinatorial nature of configuration-specific mobile app faults.”</text:span></text:p>
          </table:table-cell>
          <table:table-cell table:number-columns-repeated="1019"/>
        </table:table-row>
        <table:table-row table:style-name="ro4">
          <table:table-cell table:style-name="ce9" office:value-type="float" office:value="5" calcext:value-type="float">
            <text:p>5</text:p>
          </table:table-cell>
          <table:table-cell table:style-name="ce9" office:value-type="float" office:value="2019" calcext:value-type="float">
            <text:p>2019</text:p>
          </table:table-cell>
          <table:table-cell table:style-name="ce9" office:value-type="string" calcext:value-type="string">
            <text:p>Guerriero, A.; Mirandola, R.; Pietrantuono, R.; Russo, S.</text:p>
          </table:table-cell>
          <table:table-cell table:style-name="ce9" office:value-type="string" calcext:value-type="string">
            <text:p>A hybrid framework for web services reliability and performance assessment</text:p>
          </table:table-cell>
          <table:table-cell table:style-name="ce9" office:value-type="string" calcext:value-type="string">
            <text:p><text:span text:style-name="T20">“</text:span><text:span text:style-name="T21">addresses the problem of their assessment, namely, the engineering task of quantitatively evaluating the reliability and performance of a web service in its </text:span><text:span text:style-name="T22">operating conditions”</text:span></text:p>
            <text:p><text:span text:style-name="T19"/></text:p>
            <text:p><text:span text:style-name="T20">“ </text:span><text:span text:style-name="T21">proposes WS-REPAS, a hybrid engineering frame-work  combining  a  modeling  approach,  based  on  DiscreteTime  Markov  Chains  (DTMC),  with  </text:span><text:span text:style-name="T22">monitoring  and in vivo testing  of  the  service  under  assessment”</text:span></text:p>
          </table:table-cell>
          <table:table-cell table:number-columns-repeated="1019"/>
        </table:table-row>
        <table:table-row table:style-name="ro6">
          <table:table-cell table:style-name="ce9" office:value-type="float" office:value="6" calcext:value-type="float">
            <text:p>6</text:p>
          </table:table-cell>
          <table:table-cell table:style-name="ce9" office:value-type="float" office:value="2017" calcext:value-type="float">
            <text:p>2017</text:p>
          </table:table-cell>
          <table:table-cell table:style-name="ce9" office:value-type="string" calcext:value-type="string">
            <text:p>Haensel, Joachim; Giese, Holger</text:p>
          </table:table-cell>
          <table:table-cell table:style-name="ce9" office:value-type="string" calcext:value-type="string">
            <text:p>Towards Collective Online and Offline Testing for Dynamic Software Product Line Systems</text:p>
          </table:table-cell>
          <table:table-cell table:style-name="ce9" office:value-type="string" calcext:value-type="string">
            <text:p><text:span text:style-name="T27">“</text:span><text:span text:style-name="T28">proposes to make use of monitoring results from multiple instances of systems derived from a DSPL at runtime such that the collective actual observations and</text:span><text:span text:style-name="T29"> applied configurations are employed to estimate an up-to-date operational profile. Then, additional offline tests are incrementally run according to the estimated profile such that it is ensured for the collective that the most relevant parts of the observation and configuration space are properly covered by systematic tests. In addition, collective online testing is done at runtime such that it is further ensured for the collective that the most relevant parts of the observation and configuration space are also properly covered by random tests.”</text:span></text:p>
            <text:p><text:span text:style-name="T19"/></text:p>
            <text:p><text:span text:style-name="T30">“</text:span><text:span text:style-name="T31">we outlined how using monitoring to obtain results from multiple instances of systems derived from aDSPL at runtime can be employed to estimate an up-to-date operational</text:span><text:span text:style-name="T32"> profile. “</text:span></text:p>
            <text:p><text:span text:style-name="T19"/></text:p>
            <text:p><text:span text:style-name="T20">“</text:span><text:span text:style-name="T21">Additional collective online testing further ensures for the collective that the most relevant parts of the observation and configuration space are also properly </text:span><text:span text:style-name="T22">covered by random tests.”</text:span></text:p>
            <text:p><text:span text:style-name="T19"/></text:p>
            <text:p><text:span text:style-name="T20">“</text:span><text:span text:style-name="T21">This paper therefore proposes to make use of monitoring results from multiple instances of systems derived from a DSPL at runtime such that the collective </text:span><text:span text:style-name="T22">actual observations and applied configurations are employed to estimate an up-to-date operational profile.”</text:span></text:p>
          </table:table-cell>
          <table:table-cell table:number-columns-repeated="1019"/>
        </table:table-row>
        <table:table-row table:style-name="ro7">
          <table:table-cell table:style-name="ce9" office:value-type="float" office:value="7" calcext:value-type="float">
            <text:p>7</text:p>
          </table:table-cell>
          <table:table-cell table:style-name="ce9" office:value-type="float" office:value="2016" calcext:value-type="float">
            <text:p>2016</text:p>
          </table:table-cell>
          <table:table-cell table:style-name="ce9" office:value-type="string" calcext:value-type="string">
            <text:p>Heck, Henner; Rudolph, Stefan; Gruhl, Christian; Wacker, Arno; Hähner, Jörg; Sick, Bernhard; Tomforde, Sven</text:p>
          </table:table-cell>
          <table:table-cell table:style-name="ce9" office:value-type="string" calcext:value-type="string">
            <text:p>Towards Autonomous Self-Tests at Runtime</text:p>
          </table:table-cell>
          <table:table-cell table:style-name="ce9" office:value-type="string" calcext:value-type="string">
            <text:p>“We claim that a truly autonomous self-organising system must be capable of self-analysis to detect system components that are faulty.”</text:p>
          </table:table-cell>
          <table:table-cell table:number-columns-repeated="1019"/>
        </table:table-row>
        <table:table-row table:style-name="ro4">
          <table:table-cell table:style-name="ce9" office:value-type="float" office:value="8" calcext:value-type="float">
            <text:p>8</text:p>
          </table:table-cell>
          <table:table-cell table:style-name="ce9" office:value-type="float" office:value="2012" calcext:value-type="float">
            <text:p>2012</text:p>
          </table:table-cell>
          <table:table-cell table:style-name="ce9" office:value-type="string" calcext:value-type="string">
            <text:p>Metzger, Andreas; Schmieders, Eric; Sammodi, Osama; Pohl, Klaus</text:p>
          </table:table-cell>
          <table:table-cell table:style-name="ce9" office:value-type="string" calcext:value-type="string">
            <text:p>Verification and Testing at Run-Time for Online Quality Prediction</text:p>
          </table:table-cell>
          <table:table-cell table:style-name="ce9" office:value-type="string" calcext:value-type="string">
            <text:p>“Building   on   online   testing   to   predict   failures   of individual  services.”</text:p>
            <text:p/>
            <text:p><text:span text:style-name="T33">“Key novelty of PROSA is to complement monitoring data with quality data from online testing. Online testing means that a service is actively invoked parallel to its normal use.”</text:span></text:p>
          </table:table-cell>
          <table:table-cell table:number-columns-repeated="1019"/>
        </table:table-row>
        <table:table-row table:style-name="ro8">
          <table:table-cell table:style-name="ce9" office:value-type="float" office:value="9" calcext:value-type="float">
            <text:p>9</text:p>
          </table:table-cell>
          <table:table-cell table:style-name="ce9" office:value-type="float" office:value="2013" calcext:value-type="float">
            <text:p>2013</text:p>
          </table:table-cell>
          <table:table-cell table:style-name="ce9" office:value-type="string" calcext:value-type="string">
            <text:p>Fredericks, Erik M.; Ramirez, Andres J.; Cheng, Betty H. C.</text:p>
          </table:table-cell>
          <table:table-cell table:style-name="ce9" office:value-type="string" calcext:value-type="string">
            <text:p>Towards run-time testing of dynamic adaptive systems</text:p>
          </table:table-cell>
          <table:table-cell table:style-name="ce9" office:value-type="string" calcext:value-type="string">
            <text:p><text:span text:style-name="T34">“</text:span><text:span text:style-name="T35">This   exploratory   paper   posits   that   a   DAS   should   be requirements-aware [4] and treat tests as first-class entities that can evolve as requirements </text:span><text:span text:style-name="T36">change and/or self-reconfigurations are  applied.”</text:span></text:p>
            <text:p><text:span text:style-name="T3"/></text:p>
            <text:p><text:span text:style-name="T37">“</text:span><text:span text:style-name="T38">This   work   introduces   MAPE-T,   a   feedback   loop   for supplementing  testing  strategies  with  run-time  capabilities based  on  the  monitoring,  </text:span><text:span text:style-name="T39">analysis,  planning,  and  execution(MAPE-K [3]) architecture for adaptive systems.”</text:span></text:p>
            <text:p><text:span text:style-name="T4"/></text:p>
            <text:p><text:span text:style-name="T40">“ </text:span><text:span text:style-name="T41">As  with  MAPE-K,  the  MAPE-T  monitoring process gathers information about the system and its execution environment.  The  analysis  and  planning  </text:span><text:span text:style-name="T42">processes  use  this information  to  select  DAS  components  to  test  and  how  to adapt test case inputs and expected outputs, respectively. The execution process safely executes and evaluates the outcomes of tests to determine if adaptation is necessary.”</text:span></text:p>
            <text:p><text:span text:style-name="T11"/></text:p>
            <text:p><text:span text:style-name="T43">“</text:span><text:span text:style-name="T44">This  exploratory  paper  proposed  a  vision  for  MAPE-T,a  requirements-  and  test-aware  feedback  loop  architecture focused on executing tests at run </text:span><text:span text:style-name="T45">time to verify that an adaptive system  satisfies  its  requirements.  MAPE-T  is  based  on  the monitoring,  analysis,  planning,  and  execution  processes  as defined in MAPE-K, but tailored for testing purposes.”</text:span></text:p>
            <text:p><text:span text:style-name="T46"/></text:p>
            <text:p><text:span text:style-name="T47">“</text:span><text:span text:style-name="T48">A  DAS,  however,  can  leverage  both  monitoring  information to diagnose problems and its ability to self-reconfigure at runtime to achieve the same </text:span><text:span text:style-name="T49">corrective objectives.”</text:span></text:p>
            <text:p><text:span text:style-name="T50"/></text:p>
            <text:p><text:span text:style-name="T51">“</text:span><text:span text:style-name="T52">reuse tests not only to verify that it satisfies its specification at run time, but to also detect possible conditions that warrant adaptation. “</text:span></text:p>
            <text:p><text:span text:style-name="T53"/></text:p>
          </table:table-cell>
          <table:table-cell table:number-columns-repeated="1019"/>
        </table:table-row>
        <table:table-row table:style-name="ro9">
          <table:table-cell table:style-name="ce9" office:value-type="float" office:value="10" calcext:value-type="float">
            <text:p>10</text:p>
          </table:table-cell>
          <table:table-cell table:style-name="ce9" office:value-type="float" office:value="2018" calcext:value-type="float">
            <text:p>2018</text:p>
          </table:table-cell>
          <table:table-cell table:style-name="ce9" office:value-type="string" calcext:value-type="string">
            <text:p>Pietrantuono, Roberto; Russo, Stefano; Guerriero, Antonio</text:p>
          </table:table-cell>
          <table:table-cell table:style-name="ce9" office:value-type="string" calcext:value-type="string">
            <text:p>Run-Time Reliability Estimation of Microservice Architectures</text:p>
          </table:table-cell>
          <table:table-cell table:style-name="ce9" office:value-type="string" calcext:value-type="string">
            <text:p><text:span text:style-name="T27">“</text:span><text:span text:style-name="T28">This paper proposes a run-time testing method to estimate reliability of microservice applications during their operational phase upon a reliability assessment </text:span><text:span text:style-name="T29">request (e.g., periodically, at every new release of a microservice). The core of the method is a new testing algorithm called Microservice Adaptive Reliability Testing (MART). It is formulated as an adaptive sampling scheme that navigates the input space of the application to draw test cases with higher chance of improving the reliability estimate. The algorithm is fed with updated information about the microservice usage profile and about failing/successful demands of the version of microservices deployed at assessment time.”</text:span></text:p>
            <text:p><text:span text:style-name="T19"/></text:p>
            <text:p><text:span text:style-name="T19"/></text:p>
            <text:p><text:span text:style-name="T54">“</text:span><text:span text:style-name="T55">This paper presented a run-time testing method for on-demand assessment of reliability in MSA. Results suggest that both the run-time adaptivity to the real </text:span><text:span text:style-name="T56">observed profile and failing behaviour and the testing-time adaptivity implemented by the new MART algorithm (allowing to spot failures with few tests while preserving the estimate unbiasedness)are good starting points to further elaborate in the future.”</text:span></text:p>
          </table:table-cell>
          <table:table-cell table:number-columns-repeated="1019"/>
        </table:table-row>
        <table:table-row table:style-name="ro10">
          <table:table-cell table:style-name="ce9" office:value-type="float" office:value="11" calcext:value-type="float">
            <text:p>11</text:p>
          </table:table-cell>
          <table:table-cell table:style-name="ce9" office:value-type="float" office:value="2021" calcext:value-type="float">
            <text:p>2021</text:p>
          </table:table-cell>
          <table:table-cell table:style-name="ce9" office:value-type="string" calcext:value-type="string">
            <text:p>Santos, E.B.D.; Andrade, R.M.C.; Santos, I.D.S.</text:p>
          </table:table-cell>
          <table:table-cell table:style-name="ce9" office:value-type="string" calcext:value-type="string">
            <text:p>Runtime testing of context-aware variability in adaptive systems</text:p>
          </table:table-cell>
          <table:table-cell table:style-name="ce9" office:value-type="string" calcext:value-type="string">
            <text:p><text:span text:style-name="T57">“</text:span><text:span text:style-name="T58">this paper presents RuntimE Testing of dynamically Adaptive systEms (RETAkE), an approach to perform run-time testing in the adaptation mechanism of </text:span><text:span text:style-name="T59">rule-based DAS. The verification process consists of checking the variability of the system at runtime, analyzing the correct execution of the adaptation rules. “</text:span></text:p>
            <text:p><text:span text:style-name="T3"/></text:p>
            <text:p><text:span text:style-name="T60">“</text:span><text:span text:style-name="T61">This work presented RETAkE, a novel approach to verify the context-aware variability in rule-based DAS at runtime. The contributions of RETAkE are to </text:span><text:span text:style-name="T62">perform checking behavioral properties on the current state and to execute tests in the adaptation mechanism during regular system operations. This activity allows to verify the correctness of the DAS behavior after its adaptations. The test sequences are generated based on the DAS’s context model and focus on increasing the number of system adaptations.”</text:span></text:p>
            <text:p><text:span text:style-name="T4"/></text:p>
            <text:p><text:span text:style-name="T63">“</text:span><text:span text:style-name="T64">Runtime testing consists of injecting data in the system to guide the adaptation and evaluating the output produced. Thus, each test case needs one entire execution of the adaptation loop “</text:span></text:p>
          </table:table-cell>
          <table:table-cell table:number-columns-repeated="1019"/>
        </table:table-row>
        <table:table-row table:style-name="ro2">
          <table:table-cell table:style-name="ce9" office:value-type="float" office:value="12" calcext:value-type="float">
            <text:p>12</text:p>
          </table:table-cell>
          <table:table-cell table:style-name="ce9" office:value-type="float" office:value="2019" calcext:value-type="float">
            <text:p>2019</text:p>
          </table:table-cell>
          <table:table-cell table:style-name="ce9" office:value-type="string" calcext:value-type="string">
            <text:p>Leal, Lucas; Ceccarelli, Andrea; Martins, Eliane</text:p>
          </table:table-cell>
          <table:table-cell table:style-name="ce9" office:value-type="string" calcext:value-type="string">
            <text:p>The SAMBA Approach for Self-Adaptive Model-Based Online Testing of Services Orchestrations</text:p>
          </table:table-cell>
          <table:table-cell table:style-name="ce9" office:value-type="string" calcext:value-type="string">
            <text:p><text:span text:style-name="T16">“</text:span><text:span text:style-name="T17">we present the SAMBA Self-Adaptive Model-BAsed online testing framework for runtime functional and regression testing of orchestration-based SOA </text:span><text:span text:style-name="T18">applications.”</text:span></text:p>
            <text:p><text:span text:style-name="T19"/></text:p>
            <text:p><text:span text:style-name="T65">“ </text:span><text:span text:style-name="T66">Samba performs testing at runtime because it aims to cope with the dynamic and evolutionary behavior of SOAs, and it assesses if the orchestration at </text:span><text:span text:style-name="T67">runtime behaves as expected. SAMBA applies both functional and regression testing because it is intended to find defects introduced by evolutionary behaviors,including the introduction of new functionalities. Samba exploits model-based online testing to perform automatic test case generation starting from a model of the SOA application.”</text:span></text:p>
            <text:p><text:span text:style-name="T19"/></text:p>
            <text:p><text:span text:style-name="T65">“</text:span><text:span text:style-name="T66">his  paper  presented  the  Self-Adaptive  Model-BAsed(SAMBA)  online  testing  framework  for  testing  of orchestration-based  SOA  applications.  We  are  focusing on</text:span><text:span text:style-name="T67"> the problem of independent evolution of participants and unpredicted changes in the application [31]. SAMBA includes an autonomous method for model generation and a technique to automatically perform online model-based testing, coordinated through a self-adaptive control loop.”</text:span></text:p>
          </table:table-cell>
          <table:table-cell table:number-columns-repeated="1019"/>
        </table:table-row>
        <table:table-row table:style-name="ro11">
          <table:table-cell table:style-name="ce9" office:value-type="float" office:value="13" calcext:value-type="float">
            <text:p>13</text:p>
          </table:table-cell>
          <table:table-cell table:style-name="ce9" office:value-type="float" office:value="2016" calcext:value-type="float">
            <text:p>2016</text:p>
          </table:table-cell>
          <table:table-cell table:style-name="ce9" office:value-type="string" calcext:value-type="string">
            <text:p>Makki, Majid; Van Landuyt, Dimitri; Joosen, Wouter</text:p>
          </table:table-cell>
          <table:table-cell table:style-name="ce9" office:value-type="string" calcext:value-type="string">
            <text:p>Automated Workflow Regression Testing for Multi-Tenant SaaS: Integrated Support in Self-Service Configuration Dashboard</text:p>
          </table:table-cell>
          <table:table-cell table:style-name="ce9" office:value-type="string" calcext:value-type="string">
            <text:p>“In this work-in-progress paper, we draw a perspective toward automated regression testing of workflows in SaaS production  environment  where  test  cases  are  directly  derived from  previous  successful  executions”</text:p>
            <text:p/>
            <text:p>“This paper highlights the potential and discusses the inherent  challenges  of  running  regression  tests  on  workflows  in the  production  environment  of  a  multi-tenant  SaaS  application and outlines a solution in terms of architecture and automation techniques for mocking and regression detection under control of tenant administrators.”</text:p>
          </table:table-cell>
          <table:table-cell table:number-columns-repeated="1019"/>
        </table:table-row>
        <table:table-row table:style-name="ro12">
          <table:table-cell table:style-name="ce9" office:value-type="float" office:value="14" calcext:value-type="float">
            <text:p>14</text:p>
          </table:table-cell>
          <table:table-cell table:style-name="ce9" office:value-type="float" office:value="2017" calcext:value-type="float">
            <text:p>2017</text:p>
          </table:table-cell>
          <table:table-cell table:style-name="ce9" office:value-type="string" calcext:value-type="string">
            <text:p>Roopa, Y. Mohana; Babu, M. Ramesh</text:p>
          </table:table-cell>
          <table:table-cell table:style-name="ce9" office:value-type="string" calcext:value-type="string">
            <text:p>Self-test framework for self-adaptive software architecture</text:p>
          </table:table-cell>
          <table:table-cell table:style-name="ce9" office:value-type="string" calcext:value-type="string">
            <text:p>“The  principal contribution of this paper is the development of  a  methodology  that  supports  automatic  runtime  validation  of  modifications  resulting  from  self-testing  components in self-adaptive systems.”</text:p>
            <text:p/>
            <text:p>“In this paper proposed a framework that dynamically validates   changes   in   self-adaptive   systems.   This   framework   extends   the   current   structure   of   self-adaptive   software   architecture   to   consist   of   self-testing  as  an  implicit  characteristic”</text:p>
          </table:table-cell>
          <table:table-cell table:number-columns-repeated="1019"/>
        </table:table-row>
        <table:table-row table:style-name="ro12">
          <table:table-cell table:style-name="ce9" office:value-type="float" office:value="15" calcext:value-type="float">
            <text:p>15</text:p>
          </table:table-cell>
          <table:table-cell table:style-name="ce9" office:value-type="float" office:value="2021" calcext:value-type="float">
            <text:p>2021</text:p>
          </table:table-cell>
          <table:table-cell table:style-name="ce9" office:value-type="string" calcext:value-type="string">
            <text:p>Habibi, E.; Mirian-Hosseinabadi, S.-H.</text:p>
          </table:table-cell>
          <table:table-cell table:style-name="ce9" office:value-type="string" calcext:value-type="string">
            <text:p>On-demand Test as a Web Service Process (OTaaWS Process)</text:p>
          </table:table-cell>
          <table:table-cell table:style-name="ce9" office:value-type="string" calcext:value-type="string">
            <text:p>“Our <text:s/>proposed <text:s/>testing <text:s/>process offers <text:s/>a <text:s/>test <text:s/>web <text:s/>service <text:s/>to <text:s/>solve <text:s/>this <text:s/>problem <text:s/>using <text:s/>the functional test cases that are automatically generated in the dynamic <text:s/>and <text:s/>static <text:s/>mode, <text:s/>executed <text:s/>and <text:s/>managed <text:s/>on <text:s/>the provider's <text:s/>side. <text:s/>In <text:s/>this <text:s/>process, <text:s/>the <text:s/>test <text:s/>data <text:s/>are <text:s/>prepared based on the requirements and input data of the consumer’s application <text:s/>and <text:s/>the <text:s/>test <text:s/>cases <text:s/>are <text:s/>created <text:s/>from <text:s/>these requirements through the rule-converting engine.”</text:p>
          </table:table-cell>
          <table:table-cell table:number-columns-repeated="1019"/>
        </table:table-row>
        <table:table-row table:style-name="ro2">
          <table:table-cell table:style-name="ce9" office:value-type="float" office:value="16" calcext:value-type="float">
            <text:p>16</text:p>
          </table:table-cell>
          <table:table-cell table:style-name="ce9" office:value-type="float" office:value="2016" calcext:value-type="float">
            <text:p>2016</text:p>
          </table:table-cell>
          <table:table-cell table:style-name="ce9" office:value-type="string" calcext:value-type="string">
            <text:p>Lahami, Mariam; Krichen, Moez; Jmaiel, Mohamed</text:p>
          </table:table-cell>
          <table:table-cell table:style-name="ce9" office:value-type="string" calcext:value-type="string">
            <text:p>Safe and Efficient Runtime Testing Framework Applied in Dynamic and Distributed Systems</text:p>
          </table:table-cell>
          <table:table-cell table:style-name="ce9" office:value-type="string" calcext:value-type="string">
            <text:p>“Despite the effort to apply effective runtime testing process, it remains one of the most challenging and expensive validation technique. For handling the above limitations, we design a test framework executing runtime tests in a cost effective manner. This proposal is called Runtime Testing Framework for Adaptable and Distributed Systems (RTF4ADS). Firstly, RTF4ADS ensures the online execution of a subset of test cases covering only software components or compositions affected by the dynamic change. Secondly, it is distinguishably characterized by its resource awareness. To this end, the assignment of test cases to execution nodes is done while fitting resource and connectivity constraints of the execution environment. Thirdly, it offers a standard-based and platform-independent test execution infrastructure based on the Testing and Test Control Notation Version 3 (TTCN-3) language [14].”</text:p>
          </table:table-cell>
          <table:table-cell table:number-columns-repeated="1019"/>
        </table:table-row>
        <table:table-row table:style-name="ro13" table:number-rows-repeated="1048558">
          <table:table-cell table:number-columns-repeated="1024"/>
        </table:table-row>
        <table:table-row table:style-name="ro13">
          <table:table-cell table:number-columns-repeated="1024"/>
        </table:table-row>
      </table:table>
      <table:table table:name="RQ2" table:style-name="ta1">
        <table:table-column table:style-name="co4" table:default-cell-style-name="ce2"/>
        <table:table-column table:style-name="co5" table:number-columns-repeated="15" table:default-cell-style-name="ce2"/>
        <table:table-column table:style-name="co5" table:default-cell-style-name="ce20"/>
        <table:table-column table:style-name="co5" table:number-columns-repeated="1007" table:default-cell-style-name="ce2"/>
        <table:table-row table:style-name="ro14">
          <table:table-cell table:style-name="ce4" office:value-type="string" calcext:value-type="string">
            <text:p>#</text:p>
          </table:table-cell>
          <table:table-cell table:style-name="ce4" office:value-type="string" calcext:value-type="string">
            <text:p>Publication</text:p>
            <text:p>Year</text:p>
          </table:table-cell>
          <table:table-cell table:style-name="ce4" office:value-type="string" calcext:value-type="string">
            <text:p>Author</text:p>
          </table:table-cell>
          <table:table-cell table:style-name="ce4" office:value-type="string" calcext:value-type="string">
            <text:p>Title</text:p>
          </table:table-cell>
          <table:table-cell table:style-name="ce17" office:value-type="string" calcext:value-type="string" table:number-columns-spanned="4" table:number-rows-spanned="1">
            <text:p>Object to Adapt</text:p>
          </table:table-cell>
          <table:covered-table-cell table:number-columns-repeated="3" table:style-name="ce17"/>
          <table:table-cell table:style-name="ce17" office:value-type="string" calcext:value-type="string">
            <text:p>Adaptation</text:p>
          </table:table-cell>
          <table:table-cell table:style-name="ce17" office:value-type="string" calcext:value-type="string" table:number-columns-spanned="2" table:number-rows-spanned="1">
            <text:p>Temporal characteristics</text:p>
          </table:table-cell>
          <table:covered-table-cell table:style-name="ce17"/>
          <table:table-cell table:style-name="ce17" office:value-type="string" calcext:value-type="string" table:number-columns-spanned="6" table:number-rows-spanned="1">
            <text:p>Realization issues</text:p>
          </table:table-cell>
          <table:covered-table-cell table:number-columns-repeated="5" table:style-name="ce17"/>
          <table:table-cell table:style-name="ce17" office:value-type="string" calcext:value-type="string" table:number-columns-spanned="2" table:number-rows-spanned="1">
            <text:p>Interaction Concern</text:p>
          </table:table-cell>
          <table:covered-table-cell table:style-name="ce17"/>
          <table:table-cell table:style-name="ce17" office:value-type="string" calcext:value-type="string">
            <text:p>Class of field-based approach</text:p>
          </table:table-cell>
          <table:table-cell table:style-name="ce17" office:value-type="string" calcext:value-type="string">
            <text:p>Impact and Cost</text:p>
          </table:table-cell>
          <table:table-cell table:style-name="ce10" table:number-columns-repeated="999"/>
          <table:table-cell table:number-columns-repeated="4"/>
        </table:table-row>
        <table:table-row table:style-name="ro15">
          <table:table-cell table:style-name="ce4" table:number-columns-repeated="4"/>
          <table:table-cell table:style-name="ce17" office:value-type="string" calcext:value-type="string">
            <text:p>Test Case</text:p>
          </table:table-cell>
          <table:table-cell table:style-name="ce17" office:value-type="string" calcext:value-type="string">
            <text:p>Oracle</text:p>
          </table:table-cell>
          <table:table-cell table:style-name="ce17" office:value-type="string" calcext:value-type="string">
            <text:p>Monitor</text:p>
          </table:table-cell>
          <table:table-cell table:style-name="ce17" office:value-type="string" calcext:value-type="string">
            <text:p>Test approach</text:p>
          </table:table-cell>
          <table:table-cell table:style-name="ce17" office:value-type="string" calcext:value-type="string">
            <text:p>Trigger</text:p>
          </table:table-cell>
          <table:table-cell table:style-name="ce17" office:value-type="string" calcext:value-type="string">
            <text:p>Type of monitoring</text:p>
          </table:table-cell>
          <table:table-cell table:style-name="ce17" office:value-type="string" calcext:value-type="string">
            <text:p>Foreseeability</text:p>
          </table:table-cell>
          <table:table-cell table:style-name="ce17" office:value-type="string" calcext:value-type="string">
            <text:p>Technique</text:p>
          </table:table-cell>
          <table:table-cell table:style-name="ce17" office:value-type="string" calcext:value-type="string">
            <text:p>Decision Making</text:p>
          </table:table-cell>
          <table:table-cell table:style-name="ce17" office:value-type="string" calcext:value-type="string">
            <text:p>Type of Adaptation</text:p>
          </table:table-cell>
          <table:table-cell table:style-name="ce17" office:value-type="string" calcext:value-type="string">
            <text:p>Openness</text:p>
          </table:table-cell>
          <table:table-cell table:style-name="ce17" office:value-type="string" calcext:value-type="string">
            <text:p>Degree of decentralisation</text:p>
          </table:table-cell>
          <table:table-cell table:style-name="ce17" office:value-type="string" calcext:value-type="string">
            <text:p>Trigger</text:p>
          </table:table-cell>
          <table:table-cell table:style-name="ce17" office:value-type="string" calcext:value-type="string">
            <text:p>Human Involvement</text:p>
          </table:table-cell>
          <table:table-cell table:style-name="ce17" office:value-type="string" calcext:value-type="string">
            <text:p>Trust</text:p>
          </table:table-cell>
          <table:table-cell table:style-name="ce17" office:value-type="string" calcext:value-type="string">
            <text:p>Ex-vivo testing/ Offline Testing/ Online testing</text:p>
          </table:table-cell>
          <table:table-cell table:style-name="ce17" office:value-type="string" calcext:value-type="string">
            <text:p>Measured/Not measured</text:p>
          </table:table-cell>
          <table:table-cell table:style-name="ce11" table:number-columns-repeated="999"/>
          <table:table-cell table:number-columns-repeated="4"/>
        </table:table-row>
        <table:table-row table:style-name="ro16">
          <table:table-cell office:value-type="float" office:value="1" calcext:value-type="float">
            <text:p>1</text:p>
          </table:table-cell>
          <table:table-cell office:value-type="float" office:value="2020" calcext:value-type="float">
            <text:p>2020</text:p>
          </table:table-cell>
          <table:table-cell office:value-type="string" calcext:value-type="string">
            <text:p>Ceccato, M.; Corradini, D.; Gazzola, L.; Kifetew, F.M.; Mariani, L.; Orru, M.; Tonella, P.</text:p>
          </table:table-cell>
          <table:table-cell office:value-type="string" calcext:value-type="string">
            <text:p>A Framework for In-Vivo Testing of Mobile Applications</text:p>
          </table:table-cell>
          <table:table-cell office:value-type="string" calcext:value-type="string">
            <text:p>Generation of new ones</text:p>
          </table:table-cell>
          <table:table-cell table:number-columns-repeated="2"/>
          <table:table-cell office:value-type="string" calcext:value-type="string">
            <text:p>The tests are only executed whether an untested configuration is observed</text:p>
          </table:table-cell>
          <table:table-cell office:value-type="string" calcext:value-type="string">
            <text:p>SUT (new configuration observed).</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table:style-name="ce8" office:value-type="string" calcext:value-type="string">
            <text:p>Hybrid (centralised' (with reference to the server, but in vivo tests are decentralised)</text:p>
          </table:table-cell>
          <table:table-cell table:style-name="ce5" office:value-type="string" calcext:value-type="string">
            <text:p>Reactive</text:p>
          </table:table-cell>
          <table:table-cell office:value-type="string" calcext:value-type="string">
            <text:p>Yes (The developer is needed hen undiscovered configurations are found.)</text:p>
          </table:table-cell>
          <table:table-cell office:value-type="string" calcext:value-type="string">
            <text:p>No</text:p>
          </table:table-cell>
          <table:table-cell office:value-type="string" calcext:value-type="string">
            <text:p>Online – Functional</text:p>
          </table:table-cell>
          <table:table-cell office:value-type="string" calcext:value-type="string">
            <text:p>Measured</text:p>
          </table:table-cell>
          <table:table-cell table:number-columns-repeated="1003"/>
        </table:table-row>
        <table:table-row table:style-name="ro17">
          <table:table-cell office:value-type="float" office:value="2" calcext:value-type="float">
            <text:p>2</text:p>
          </table:table-cell>
          <table:table-cell office:value-type="float" office:value="2015" calcext:value-type="float">
            <text:p>2015</text:p>
          </table:table-cell>
          <table:table-cell office:value-type="string" calcext:value-type="string">
            <text:p>Cooray, M.B.; Hamlyn-Harris, J.H.; Merkel, R.G.</text:p>
          </table:table-cell>
          <table:table-cell office:value-type="string" calcext:value-type="string">
            <text:p>Dynamic Test Reconfiguration for Composite Web Services</text:p>
          </table:table-cell>
          <table:table-cell office:value-type="string" calcext:value-type="string">
            <text:p>Generation of new ones</text:p>
          </table:table-cell>
          <table:table-cell table:number-columns-repeated="3" office:value-type="string" calcext:value-type="string">
            <text:p>-</text:p>
          </table:table-cell>
          <table:table-cell office:value-type="string" calcext:value-type="string">
            <text:p>Policy</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test cases are added or modified, and test reports are also updated)</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Yes ( Analysis of test reports by service provider (person))</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18">
          <table:table-cell office:value-type="float" office:value="3" calcext:value-type="float">
            <text:p>3</text:p>
          </table:table-cell>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utomated Generation of Adaptive Test Plans for Self-Adaptive Systems</text:p>
          </table:table-cell>
          <table:table-cell office:value-type="string" calcext:value-type="string">
            <text:p>Adapting existing ones</text:p>
          </table:table-cell>
          <table:table-cell table:number-columns-repeated="3" office:value-type="string" calcext:value-type="string">
            <text:p>-</text:p>
          </table:table-cell>
          <table:table-cell office:value-type="string" calcext:value-type="string">
            <text:p>Structure and Policy (External: Proteus performs a testing cycle upon invocation of a new sas configuration <text:s/>and Internal: veritas is invoked by proteus to perform test case parameter adaptation if necessary.)</text:p>
          </table:table-cell>
          <table:table-cell office:value-type="string" calcext:value-type="string">
            <text:p>No monitor (because they rely on the monitoring of the tested SAS)</text:p>
          </table:table-cell>
          <table:table-cell office:value-type="string" calcext:value-type="string">
            <text:p>Foreseeable</text:p>
          </table:table-cell>
          <table:table-cell office:value-type="string" calcext:value-type="string">
            <text:p>Parameter (fine <text:s/>grained) and structure (coarse grained)</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
            <text:p><text:span text:style-name="T68">Proactive (Because of the adaptation plan)</text:span></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Measured</text:p>
          </table:table-cell>
          <table:table-cell table:number-columns-repeated="1003"/>
        </table:table-row>
        <table:table-row table:style-name="ro19">
          <table:table-cell office:value-type="float" office:value="4" calcext:value-type="float">
            <text:p>4</text:p>
          </table:table-cell>
          <table:table-cell office:value-type="float" office:value="2014" calcext:value-type="float">
            <text:p>2014</text:p>
          </table:table-cell>
          <table:table-cell office:value-type="string" calcext:value-type="string">
            <text:p>Fredericks, Erik M.; DeVries, Byron; Cheng, Betty H. C.</text:p>
          </table:table-cell>
          <table:table-cell office:value-type="string" calcext:value-type="string">
            <text:p>Towards Run-Time Adaptation of Test Cases for Self-Adaptive Systems in the Face of Uncertainty</text:p>
          </table:table-cell>
          <table:table-cell office:value-type="string" calcext:value-type="string">
            <text:p>Adapting existing ones (Test cases that become invalid due to system adaptation)</text:p>
          </table:table-cell>
          <table:table-cell table:number-columns-repeated="3" office:value-type="string" calcext:value-type="string">
            <text:p>-</text:p>
          </table:table-cell>
          <table:table-cell office:value-type="string" calcext:value-type="string">
            <text:p>SUT and Policy</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the test case that are labelled as not-invariant are changed and then the test specification is also changed)</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Proactive</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20">
          <table:table-cell office:value-type="float" office:value="5" calcext:value-type="float">
            <text:p>5</text:p>
          </table:table-cell>
          <table:table-cell office:value-type="float" office:value="2013" calcext:value-type="float">
            <text:p>2013</text:p>
          </table:table-cell>
          <table:table-cell office:value-type="string" calcext:value-type="string">
            <text:p>Fredericks, Erik M.; Ramirez, Andres J.; Cheng, Betty H. C.</text:p>
          </table:table-cell>
          <table:table-cell office:value-type="string" calcext:value-type="string">
            <text:p>Towards run-time testing of dynamic adaptive systems</text:p>
          </table:table-cell>
          <table:table-cell table:style-name="ce7" office:value-type="string" calcext:value-type="string" table:number-columns-spanned="17" table:number-rows-spanned="1">
            <text:p>Used only for RQ1 and RQ3 (they propose the feedback loop)</text:p>
          </table:table-cell>
          <table:covered-table-cell table:number-columns-repeated="16"/>
          <table:table-cell table:number-columns-repeated="1003"/>
        </table:table-row>
        <table:table-row table:style-name="ro21">
          <table:table-cell office:value-type="float" office:value="6" calcext:value-type="float">
            <text:p>6</text:p>
          </table:table-cell>
          <table:table-cell office:value-type="float" office:value="2019" calcext:value-type="float">
            <text:p>2019</text:p>
          </table:table-cell>
          <table:table-cell office:value-type="string" calcext:value-type="string">
            <text:p>Guerriero, A.; Mirandola, R.; Pietrantuono, R.; Russo, S.</text:p>
          </table:table-cell>
          <table:table-cell office:value-type="string" calcext:value-type="string">
            <text:p>A hybrid framework for web services reliability and performance assessment</text:p>
          </table:table-cell>
          <table:table-cell office:value-type="string" calcext:value-type="string">
            <text:p>Generation of new ones</text:p>
          </table:table-cell>
          <table:table-cell table:number-columns-repeated="3" office:value-type="string" calcext:value-type="string">
            <text:p>-</text:p>
          </table:table-cell>
          <table:table-cell office:value-type="string" calcext:value-type="string">
            <text:p>SUT (When changes occur in the way the service is provisioned, or in the way it is used, an active strategy is triggered, which executes proper) testing sessions.</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generation of new test cases)</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Ex-vivo – Non-Functional (testing for estimation of the reliability and/or performance of a Web service)</text:p>
          </table:table-cell>
          <table:table-cell office:value-type="string" calcext:value-type="string">
            <text:p>Measured</text:p>
          </table:table-cell>
          <table:table-cell table:number-columns-repeated="1003"/>
        </table:table-row>
        <table:table-row table:style-name="ro22">
          <table:table-cell office:value-type="float" office:value="7" calcext:value-type="float">
            <text:p>7</text:p>
          </table:table-cell>
          <table:table-cell office:value-type="float" office:value="2021" calcext:value-type="float">
            <text:p>2021</text:p>
          </table:table-cell>
          <table:table-cell office:value-type="string" calcext:value-type="string">
            <text:p>Habibi, E.; Mirian-Hosseinabadi, S.-H.</text:p>
          </table:table-cell>
          <table:table-cell office:value-type="string" calcext:value-type="string">
            <text:p>On-demand Test as a Web Service Process (OTaaWS Process)</text:p>
          </table:table-cell>
          <table:table-cell office:value-type="string" calcext:value-type="string">
            <text:p><text:span text:style-name="T68">Generation of new ones (</text:span>In the online testing the test cases generated automatically in the static and dynamic mode for the specific and different application domain)</text:p>
          </table:table-cell>
          <table:table-cell table:number-columns-repeated="3" office:value-type="string" calcext:value-type="string">
            <text:p>-</text:p>
          </table:table-cell>
          <table:table-cell office:value-type="string" calcext:value-type="string">
            <text:p>On-demand (when the application invokes the services to run their activities, the test web service is also invoked)</text:p>
            <text:p/>
            <text:p>Periodical( In the offline mode, the test web service, can be periodically invoked whenever the consumer requests)</text:p>
          </table:table-cell>
          <table:table-cell office:value-type="string" calcext:value-type="string">
            <text:p>No monitor</text:p>
          </table:table-cell>
          <table:table-cell office:value-type="string" calcext:value-type="string">
            <text:p>Foreseeable</text:p>
          </table:table-cell>
          <table:table-cell office:value-type="string" calcext:value-type="string">
            <text:p>Structure (Generation of new test cases)</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23">
          <table:table-cell office:value-type="float" office:value="8" calcext:value-type="float">
            <text:p>8</text:p>
          </table:table-cell>
          <table:table-cell office:value-type="float" office:value="2017" calcext:value-type="float">
            <text:p>2017</text:p>
          </table:table-cell>
          <table:table-cell office:value-type="string" calcext:value-type="string">
            <text:p>Haensel, Joachim; Giese, Holger</text:p>
          </table:table-cell>
          <table:table-cell office:value-type="string" calcext:value-type="string">
            <text:p>Towards Collective Online and Offline Testing for Dynamic Software Product Line Systems</text:p>
          </table:table-cell>
          <table:table-cell office:value-type="string" calcext:value-type="string">
            <text:p>Adapting existing ones</text:p>
          </table:table-cell>
          <table:table-cell table:number-columns-repeated="3" office:value-type="string" calcext:value-type="string">
            <text:p>-</text:p>
          </table:table-cell>
          <table:table-cell office:value-type="string" calcext:value-type="string">
            <text:p>SUT and On-demand</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text:s/>(test cases are added or modified, and test reports are also updated)</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Proactive</text:p>
          </table:table-cell>
          <table:table-cell office:value-type="string" calcext:value-type="string">
            <text:p>Yes (the human decides for triggering online tests and analyzes reports)</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24">
          <table:table-cell office:value-type="float" office:value="9" calcext:value-type="float">
            <text:p>9</text:p>
          </table:table-cell>
          <table:table-cell office:value-type="float" office:value="2016" calcext:value-type="float">
            <text:p>2016</text:p>
          </table:table-cell>
          <table:table-cell office:value-type="string" calcext:value-type="string">
            <text:p>Heck, Henner; Rudolph, Stefan; Gruhl, Christian; Wacker, Arno; Hähner, Jörg; Sick, Bernhard; Tomforde, Sven</text:p>
          </table:table-cell>
          <table:table-cell office:value-type="string" calcext:value-type="string">
            <text:p>Towards Autonomous Self-Tests at Runtime</text:p>
          </table:table-cell>
          <table:table-cell table:number-columns-repeated="3" office:value-type="string" calcext:value-type="string">
            <text:p>-</text:p>
          </table:table-cell>
          <table:table-cell office:value-type="string" calcext:value-type="string">
            <text:p>Generates test events in the virtual or physical domain. It injects requests to the testee into the network or generates events in the physical domain, and then evaluates the testee’s reaction.</text:p>
          </table:table-cell>
          <table:table-cell office:value-type="string" calcext:value-type="string">
            <text:p>Not specified</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Decentralised</text:p>
          </table:table-cell>
          <table:table-cell table:style-name="ce5" office:value-type="string" calcext:value-type="string">
            <text:p>Proactive</text:p>
          </table:table-cell>
          <table:table-cell office:value-type="string" calcext:value-type="string">
            <text:p>No Human Involvement</text:p>
          </table:table-cell>
          <table:table-cell table:style-name="ce5" office:value-type="string" calcext:value-type="string">
            <text:p>Yes</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25">
          <table:table-cell office:value-type="float" office:value="10" calcext:value-type="float">
            <text:p>10</text:p>
          </table:table-cell>
          <table:table-cell table:style-name="ce5" office:value-type="float" office:value="2016" calcext:value-type="float">
            <text:p>2016</text:p>
          </table:table-cell>
          <table:table-cell table:style-name="ce5" office:value-type="string" calcext:value-type="string">
            <text:p>Lahami, Mariam; Krichen, Moez; Jmaiel, Mohamed</text:p>
          </table:table-cell>
          <table:table-cell table:style-name="ce5" office:value-type="string" calcext:value-type="string">
            <text:p>Safe and Efficient Runtime Testing Framework Applied in Dynamic and Distributed Systems</text:p>
          </table:table-cell>
          <table:table-cell table:number-columns-repeated="3" table:style-name="ce5" office:value-type="string" calcext:value-type="string">
            <text:p>-</text:p>
          </table:table-cell>
          <table:table-cell table:style-name="ce5" office:value-type="string" calcext:value-type="string">
            <text:p>The current version of RTF4ADS is extended with test selection and test placement facilities. With respect to the test selec-</text:p>
            <text:p>tion step, a new algorithm is proposed to identify affected compositions by different kinds of reconfiguration actions and</text:p>
            <text:p>then to look for their corresponding integration tests. About test component placement step, the assignment of test com-</text:p>
            <text:p>ponents to the execution nodes is improved by fitting a new constraint, namely link bandwidth capacities.</text:p>
          </table:table-cell>
          <table:table-cell table:style-name="ce5" office:value-type="string" calcext:value-type="string">
            <text:p>SUT (when there is an adaptation)</text:p>
          </table:table-cell>
          <table:table-cell table:style-name="ce5" office:value-type="string" calcext:value-type="string">
            <text:p>Continuous</text:p>
          </table:table-cell>
          <table:table-cell table:style-name="ce5" office:value-type="string" calcext:value-type="string">
            <text:p>Foreseeable</text:p>
          </table:table-cell>
          <table:table-cell table:style-name="ce5" office:value-type="string" calcext:value-type="string">
            <text:p>Structure (test selection and test placement)</text:p>
          </table:table-cell>
          <table:table-cell table:style-name="ce5" office:value-type="string" calcext:value-type="string">
            <text:p>Static</text:p>
          </table:table-cell>
          <table:table-cell table:style-name="ce5" office:value-type="string" calcext:value-type="string">
            <text:p>Internal</text:p>
          </table:table-cell>
          <table:table-cell table:style-name="ce5" office:value-type="string" calcext:value-type="string">
            <text:p>Close</text:p>
          </table:table-cell>
          <table:table-cell table:style-name="ce5" office:value-type="string" calcext:value-type="string">
            <text:p>Centralised</text:p>
          </table:table-cell>
          <table:table-cell table:style-name="ce5" office:value-type="string" calcext:value-type="string">
            <text:p>Reactive</text:p>
          </table:table-cell>
          <table:table-cell table:style-name="ce5" office:value-type="string" calcext:value-type="string">
            <text:p>No Human Involvement</text:p>
          </table:table-cell>
          <table:table-cell table:style-name="ce5" office:value-type="string" calcext:value-type="string">
            <text:p>Yes</text:p>
          </table:table-cell>
          <table:table-cell table:style-name="ce5" office:value-type="string" calcext:value-type="string">
            <text:p>Online – Functional</text:p>
          </table:table-cell>
          <table:table-cell table:style-name="ce5" office:value-type="string" calcext:value-type="string">
            <text:p>Measured</text:p>
          </table:table-cell>
          <table:table-cell table:style-name="ce12" table:number-columns-repeated="1003"/>
        </table:table-row>
        <table:table-row table:style-name="ro23">
          <table:table-cell office:value-type="float" office:value="11" calcext:value-type="float">
            <text:p>11</text:p>
          </table:table-cell>
          <table:table-cell office:value-type="float" office:value="2019" calcext:value-type="float">
            <text:p>2019</text:p>
          </table:table-cell>
          <table:table-cell office:value-type="string" calcext:value-type="string">
            <text:p>Leal, Lucas; Ceccarelli, Andrea; Martins, Eliane</text:p>
          </table:table-cell>
          <table:table-cell office:value-type="string" calcext:value-type="string">
            <text:p>The SAMBA Approach for Self-Adaptive Model-Based Online Testing of Services Orchestrations</text:p>
          </table:table-cell>
          <table:table-cell office:value-type="string" calcext:value-type="string">
            <text:p><text:span text:style-name="T68">Generation of new ones (</text:span>Test cases are generated from un updated  model of the orchestration)</text:p>
          </table:table-cell>
          <table:table-cell table:number-columns-repeated="3"/>
          <table:table-cell office:value-type="string" calcext:value-type="string">
            <text:p>SUT (change in the orchestration)</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the model from which tests are derived)</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table:style-name="ce5"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26">
          <table:table-cell office:value-type="float" office:value="12" calcext:value-type="float">
            <text:p>12</text:p>
          </table:table-cell>
          <table:table-cell office:value-type="float" office:value="2016" calcext:value-type="float">
            <text:p>2016</text:p>
          </table:table-cell>
          <table:table-cell office:value-type="string" calcext:value-type="string">
            <text:p>Makki, Majid; Van Landuyt, Dimitri; Joosen, Wouter</text:p>
          </table:table-cell>
          <table:table-cell office:value-type="string" calcext:value-type="string">
            <text:p>Automated Workflow Regression Testing for Multi-Tenant SaaS: Integrated Support in Self-Service Configuration Dashboard</text:p>
          </table:table-cell>
          <table:table-cell office:value-type="string" calcext:value-type="string">
            <text:p>Generation of new ones</text:p>
          </table:table-cell>
          <table:table-cell table:number-columns-repeated="2"/>
          <table:table-cell office:value-type="string" calcext:value-type="string">
            <text:p>test case selection and also manipulating the workflow (bypass costly, halting or time-consuming workflow steps)</text:p>
          </table:table-cell>
          <table:table-cell office:value-type="string" calcext:value-type="string">
            <text:p>On-demand (triggered by tenant administrator)</text:p>
          </table:table-cell>
          <table:table-cell office:value-type="string" calcext:value-type="string">
            <text:p>No monitor</text:p>
          </table:table-cell>
          <table:table-cell office:value-type="string" calcext:value-type="string">
            <text:p>Foreseeable</text:p>
          </table:table-cell>
          <table:table-cell office:value-type="string" calcext:value-type="string">
            <text:p>Structure ( new tests, test selection, and change in the workflow)</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Yes (the framework should automatically generate a test case by allowing the tenant administrator to select from a previous execution of the workflow)</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27">
          <table:table-cell office:value-type="float" office:value="13" calcext:value-type="float">
            <text:p>13</text:p>
          </table:table-cell>
          <table:table-cell office:value-type="float" office:value="2012" calcext:value-type="float">
            <text:p>2012</text:p>
          </table:table-cell>
          <table:table-cell office:value-type="string" calcext:value-type="string">
            <text:p>Metzger, Andreas; Schmieders, Eric; Sammodi, Osama; Pohl, Klaus</text:p>
          </table:table-cell>
          <table:table-cell office:value-type="string" calcext:value-type="string">
            <text:p>Verification and Testing at Run-Time for Online Quality Prediction</text:p>
          </table:table-cell>
          <table:table-cell table:number-columns-repeated="3" office:value-type="string" calcext:value-type="string">
            <text:p>-</text:p>
          </table:table-cell>
          <table:table-cell office:value-type="string" calcext:value-type="string">
            <text:p>In order to balance the effort and costs of online testing versus its benefits, PROSA can be</text:p>
            <text:p>configured to take into account usage rate thresholds and different online test rates per service.</text:p>
            <text:p>PROSA executes online tests only if the usage rate of the service to be tested falls below a certain threshold.</text:p>
          </table:table-cell>
          <table:table-cell office:value-type="string" calcext:value-type="string">
            <text:p>SUT (PROSA executes online tests only if the usage rate of the service to be tested falls below a certain threshold. )</text:p>
          </table:table-cell>
          <table:table-cell office:value-type="string" calcext:value-type="string">
            <text:p>Continuous</text:p>
          </table:table-cell>
          <table:table-cell office:value-type="string" calcext:value-type="string">
            <text:p>Foreseeable</text:p>
          </table:table-cell>
          <table:table-cell office:value-type="string" calcext:value-type="string">
            <text:p>Context (the testing rate is according to the usage rate)</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Proactive and Reactive (see Fig 1)</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17">
          <table:table-cell office:value-type="float" office:value="14" calcext:value-type="float">
            <text:p>14</text:p>
          </table:table-cell>
          <table:table-cell office:value-type="float" office:value="2018" calcext:value-type="float">
            <text:p>2018</text:p>
          </table:table-cell>
          <table:table-cell office:value-type="string" calcext:value-type="string">
            <text:p>Pietrantuono, Roberto; Russo, Stefano; Guerriero, Antonio</text:p>
          </table:table-cell>
          <table:table-cell office:value-type="string" calcext:value-type="string">
            <text:p>Run-Time Reliability Estimation of Microservice Architectures</text:p>
          </table:table-cell>
          <table:table-cell office:value-type="string" calcext:value-type="string">
            <text:p><text:span text:style-name="T68">Generation of new ones (</text:span>Test inputs chosen based on failure data)</text:p>
          </table:table-cell>
          <table:table-cell table:number-columns-repeated="3" office:value-type="string" calcext:value-type="string">
            <text:p>-</text:p>
          </table:table-cell>
          <table:table-cell office:value-type="string" calcext:value-type="string">
            <text:p>On-demand</text:p>
          </table:table-cell>
          <table:table-cell office:value-type="string" calcext:value-type="string">
            <text:p>Continuous</text:p>
          </table:table-cell>
          <table:table-cell office:value-type="string" calcext:value-type="string">
            <text:p>Foreseeable</text:p>
          </table:table-cell>
          <table:table-cell office:value-type="string" calcext:value-type="string">
            <text:p>Parameter</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Proactive</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nline – Functional</text:p>
          </table:table-cell>
          <table:table-cell office:value-type="string" calcext:value-type="string">
            <text:p>Not measured</text:p>
          </table:table-cell>
          <table:table-cell table:number-columns-repeated="1003"/>
        </table:table-row>
        <table:table-row table:style-name="ro16">
          <table:table-cell office:value-type="float" office:value="15" calcext:value-type="float">
            <text:p>15</text:p>
          </table:table-cell>
          <table:table-cell office:value-type="float" office:value="2017" calcext:value-type="float">
            <text:p>2017</text:p>
          </table:table-cell>
          <table:table-cell office:value-type="string" calcext:value-type="string">
            <text:p>Roopa, Y. Mohana; Babu, M. Ramesh</text:p>
          </table:table-cell>
          <table:table-cell office:value-type="string" calcext:value-type="string">
            <text:p>Self-test framework for self-adaptive software architecture</text:p>
          </table:table-cell>
          <table:table-cell table:style-name="ce5" office:value-type="string" calcext:value-type="string">
            <text:p>Adaptation of existing ones</text:p>
          </table:table-cell>
          <table:table-cell table:number-columns-repeated="2" office:value-type="string" calcext:value-type="string">
            <text:p>-</text:p>
          </table:table-cell>
          <table:table-cell office:value-type="string" calcext:value-type="string">
            <text:p>Test Plan</text:p>
          </table:table-cell>
          <table:table-cell office:value-type="string" calcext:value-type="string">
            <text:p>SUT (self-launched, at each request of sut change)</text:p>
          </table:table-cell>
          <table:table-cell office:value-type="string" calcext:value-type="string">
            <text:p>Continuous</text:p>
          </table:table-cell>
          <table:table-cell office:value-type="string" calcext:value-type="string">
            <text:p>Foreseeable</text:p>
          </table:table-cell>
          <table:table-cell office:value-type="string" calcext:value-type="string">
            <text:p>Structure (both test plan and where to test)</text:p>
          </table:table-cell>
          <table:table-cell office:value-type="string" calcext:value-type="string">
            <text:p>Static</text:p>
          </table:table-cell>
          <table:table-cell office:value-type="string" calcext:value-type="string">
            <text:p>Internal</text:p>
          </table:table-cell>
          <table:table-cell office:value-type="string" calcext:value-type="string">
            <text:p>Close</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No Human Involvement</text:p>
          </table:table-cell>
          <table:table-cell office:value-type="string" calcext:value-type="string">
            <text:p>No</text:p>
          </table:table-cell>
          <table:table-cell office:value-type="string" calcext:value-type="string">
            <text:p>Offline (if replica possible) or Online (depending on resource available) – Functional</text:p>
          </table:table-cell>
          <table:table-cell office:value-type="string" calcext:value-type="string">
            <text:p>Not measured</text:p>
          </table:table-cell>
          <table:table-cell table:number-columns-repeated="1003"/>
        </table:table-row>
        <table:table-row table:style-name="ro28">
          <table:table-cell office:value-type="float" office:value="16" calcext:value-type="float">
            <text:p>16</text:p>
          </table:table-cell>
          <table:table-cell office:value-type="float" office:value="2021" calcext:value-type="float">
            <text:p>2021</text:p>
          </table:table-cell>
          <table:table-cell office:value-type="string" calcext:value-type="string">
            <text:p>Santos, E.B.D.; Andrade, R.M.C.; Santos, I.D.S.</text:p>
          </table:table-cell>
          <table:table-cell office:value-type="string" calcext:value-type="string">
            <text:p>Runtime testing of context-aware variability in adaptive systems</text:p>
          </table:table-cell>
          <table:table-cell office:value-type="string" calcext:value-type="string">
            <text:p><text:span text:style-name="T68">Generation of new ones (</text:span>In the present paper, we define a test case as a set of context value inputs,</text:p>
            <text:p>which are responsible for stimulating system adaptations. Therefore, to</text:p>
            <text:p>obtain a test case, a value of the possible values domain is assigned for</text:p>
            <text:p>each one of the context variables)</text:p>
          </table:table-cell>
          <table:table-cell office:value-type="string" calcext:value-type="string">
            <text:p>Oracle (eCFM model that can be updated)</text:p>
          </table:table-cell>
          <table:table-cell table:number-columns-repeated="2" office:value-type="string" calcext:value-type="string">
            <text:p>-</text:p>
          </table:table-cell>
          <table:table-cell office:value-type="string" calcext:value-type="string">
            <text:p>SUT (upon changes of the sut)</text:p>
          </table:table-cell>
          <table:table-cell office:value-type="string" calcext:value-type="string">
            <text:p>Continuous</text:p>
          </table:table-cell>
          <table:table-cell office:value-type="string" calcext:value-type="string">
            <text:p>Foreseeable</text:p>
          </table:table-cell>
          <table:table-cell office:value-type="string" calcext:value-type="string">
            <text:p>Context</text:p>
          </table:table-cell>
          <table:table-cell office:value-type="string" calcext:value-type="string">
            <text:p>Static</text:p>
          </table:table-cell>
          <table:table-cell office:value-type="string" calcext:value-type="string">
            <text:p>Internal</text:p>
          </table:table-cell>
          <table:table-cell office:value-type="string" calcext:value-type="string">
            <text:p>Open</text:p>
          </table:table-cell>
          <table:table-cell office:value-type="string" calcext:value-type="string">
            <text:p>Centralised</text:p>
          </table:table-cell>
          <table:table-cell table:style-name="ce5" office:value-type="string" calcext:value-type="string">
            <text:p>Reactive</text:p>
          </table:table-cell>
          <table:table-cell office:value-type="string" calcext:value-type="string">
            <text:p>Yes (Software Engineer)</text:p>
          </table:table-cell>
          <table:table-cell office:value-type="string" calcext:value-type="string">
            <text:p>No</text:p>
          </table:table-cell>
          <table:table-cell office:value-type="string" calcext:value-type="string">
            <text:p>Online – Functional</text:p>
          </table:table-cell>
          <table:table-cell office:value-type="string" calcext:value-type="string">
            <text:p>Measured</text:p>
          </table:table-cell>
          <table:table-cell table:number-columns-repeated="1003"/>
        </table:table-row>
        <table:table-row table:style-name="ro13" table:number-rows-repeated="1048557">
          <table:table-cell table:number-columns-repeated="1024"/>
        </table:table-row>
        <table:table-row table:style-name="ro13">
          <table:table-cell table:number-columns-repeated="1024"/>
        </table:table-row>
      </table:table>
      <table:table table:name="RQ3" table:style-name="ta1">
        <table:table-column table:style-name="co6" table:default-cell-style-name="ce2"/>
        <table:table-column table:style-name="co7" table:default-cell-style-name="ce2"/>
        <table:table-column table:style-name="co2" table:number-columns-repeated="2" table:default-cell-style-name="ce2"/>
        <table:table-column table:style-name="co8" table:default-cell-style-name="ce2"/>
        <table:table-column table:style-name="co2" table:number-columns-repeated="1019" table:default-cell-style-name="ce2"/>
        <table:table-row table:style-name="ro29">
          <table:table-cell table:style-name="ce1" office:value-type="string" calcext:value-type="string">
            <text:p>#</text:p>
          </table:table-cell>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3" office:value-type="string" calcext:value-type="string">
            <text:p>Challenges</text:p>
          </table:table-cell>
          <table:table-cell table:number-columns-repeated="1019"/>
        </table:table-row>
        <table:table-row table:style-name="ro30">
          <table:table-cell table:style-name="ce9" office:value-type="float" office:value="1" calcext:value-type="float">
            <text:p>1</text:p>
          </table:table-cell>
          <table:table-cell table:style-name="ce9" office:value-type="float" office:value="2014" calcext:value-type="float">
            <text:p>2014</text:p>
          </table:table-cell>
          <table:table-cell table:style-name="ce9" office:value-type="string" calcext:value-type="string">
            <text:p>Fredericks, Erik M.; DeVries, Byron; Cheng, Betty H. C.</text:p>
          </table:table-cell>
          <table:table-cell table:style-name="ce9" office:value-type="string" calcext:value-type="string">
            <text:p>Towards Run-Time Adaptation of Test Cases for Self-Adaptive Systems in the Face of Uncertainty</text:p>
          </table:table-cell>
          <table:table-cell table:style-name="ce9" office:value-type="string" calcext:value-type="string">
            <text:p>“It is difficult to anticipate all possible operating conditions that an SAS may face throughout execution” , “uncertainty”</text:p>
          </table:table-cell>
          <table:table-cell table:style-name="ce9" table:number-columns-repeated="1019"/>
        </table:table-row>
        <table:table-row table:style-name="ro31">
          <table:table-cell table:style-name="ce9" office:value-type="float" office:value="2" calcext:value-type="float">
            <text:p>2</text:p>
          </table:table-cell>
          <table:table-cell table:style-name="ce9" office:value-type="float" office:value="2015" calcext:value-type="float">
            <text:p>2015</text:p>
          </table:table-cell>
          <table:table-cell table:style-name="ce9" office:value-type="string" calcext:value-type="string">
            <text:p>Cooray, M.B.; Hamlyn-Harris, J.H.; Merkel, R.G.</text:p>
          </table:table-cell>
          <table:table-cell table:style-name="ce9" office:value-type="string" calcext:value-type="string">
            <text:p>Dynamic Test Reconfigurationfor Composite Web Services</text:p>
          </table:table-cell>
          <table:table-cell table:style-name="ce9" office:value-type="string" calcext:value-type="string">
            <text:p/>
            <text:p/>
            <text:p>“Our test system did not handle complex data types, nor was it intended to.”</text:p>
            <text:p/>
            <text:p>“At this stage the test system is unable to handle complex data type generation. Because of this limitation, the study could not be performed on real-life service-based applications.”</text:p>
            <text:p/>
            <text:p>“assumption that the implementation  of  the service  logic  conformed  to  the  service description. “</text:p>
            <text:p/>
            <text:p>“Such an approach may be ineffective in a commercial environment, as simple random test generation may require too many tests to detect faults”</text:p>
            <text:p/>
            <text:p>“In our work, the reconfiguration of test knowledge happened automatically when there was a change of the Webservice description of the test candidate. Since the reconfiguration could not be done automatically when there was a change in the Web service inventory”</text:p>
            <text:p/>
            <text:p>“The limits of the information available in BPEL are a fundamental barrier to automated validation of most service-based applications”</text:p>
          </table:table-cell>
          <table:table-cell table:style-name="ce9" table:number-columns-repeated="1019"/>
        </table:table-row>
        <table:table-row table:style-name="ro32">
          <table:table-cell table:style-name="ce9" office:value-type="float" office:value="3" calcext:value-type="float">
            <text:p>3</text:p>
          </table:table-cell>
          <table:table-cell table:style-name="ce9" office:value-type="float" office:value="2015" calcext:value-type="float">
            <text:p>2015</text:p>
          </table:table-cell>
          <table:table-cell table:style-name="ce9" office:value-type="string" calcext:value-type="string">
            <text:p>Fredericks, Erik M.; Cheng, Betty H. C.</text:p>
          </table:table-cell>
          <table:table-cell table:style-name="ce9" office:value-type="string" calcext:value-type="string">
            <text:p>Automated Generation of Adaptive Test Plans for Self-Adaptive Systems</text:p>
          </table:table-cell>
          <table:table-cell table:style-name="ce9" office:value-type="string" calcext:value-type="string">
            <text:p>“challenge in performing run-time testing is how to adapt testing to the SAS as it reconfigures.”</text:p>
          </table:table-cell>
          <table:table-cell table:style-name="ce9" table:number-columns-repeated="1019"/>
        </table:table-row>
        <table:table-row table:style-name="ro33">
          <table:table-cell table:style-name="ce9" office:value-type="float" office:value="4" calcext:value-type="float">
            <text:p>4</text:p>
          </table:table-cell>
          <table:table-cell table:style-name="ce9" office:value-type="float" office:value="2020" calcext:value-type="float">
            <text:p>2020</text:p>
          </table:table-cell>
          <table:table-cell table:style-name="ce9" office:value-type="string" calcext:value-type="string">
            <text:p>Ceccato, M.; Corradini, D.; Gazzola, L.; Kifetew, F.M.; Mariani, L.; Orru, M.; Tonella, P.</text:p>
          </table:table-cell>
          <table:table-cell table:style-name="ce9" office:value-type="string" calcext:value-type="string">
            <text:p>A Framework for In-Vivo Testing of Mobile Applications</text:p>
          </table:table-cell>
          <table:table-cell table:style-name="ce9" office:value-type="string" calcext:value-type="string">
            <text:p><text:span text:style-name="T69">They say that the overhead introduced by some forms of testing could be a problem.</text:span></text:p>
            <text:p>Also, the number of possible configurations when testing mobile applications is exponential.</text:p>
            <text:p><text:span text:style-name="T70"/></text:p>
          </table:table-cell>
          <table:table-cell table:style-name="ce9" table:number-columns-repeated="1019"/>
        </table:table-row>
        <table:table-row table:style-name="ro34">
          <table:table-cell table:style-name="ce9" office:value-type="float" office:value="5" calcext:value-type="float">
            <text:p>5</text:p>
          </table:table-cell>
          <table:table-cell table:style-name="ce9" office:value-type="float" office:value="2019" calcext:value-type="float">
            <text:p>2019</text:p>
          </table:table-cell>
          <table:table-cell table:style-name="ce9" office:value-type="string" calcext:value-type="string">
            <text:p>Guerriero, A.; Mirandola, R.; Pietrantuono, R.; Russo, S.</text:p>
          </table:table-cell>
          <table:table-cell table:style-name="ce9" office:value-type="string" calcext:value-type="string">
            <text:p>A hybrid framework for web services reliability and performance assessment</text:p>
          </table:table-cell>
          <table:table-cell table:style-name="ce9" office:value-type="string" calcext:value-type="string">
            <text:p>“In <text:s/>the <text:s/>future, <text:s/>our <text:s/>aim <text:s/>is <text:s/>to <text:s/>precisely <text:s/>assess <text:s/>the <text:s/>trade-off between the gain obtained (in terms of accuracy and of “anticipation”) and the cost incurred (e.g., trying the approach with different <text:s/>testing <text:s/>budget <text:s/>and/or <text:s/>different <text:s/>testing <text:s/>algorithms;trying different policies to minimize the number of times that testing <text:s/>is <text:s/>triggered). <text:s/>Moreover, <text:s/>the <text:s/>problem <text:s/>of <text:s/>test <text:s/>isolation is <text:s/>outside <text:s/>the <text:s/>scope <text:s/>of <text:s/>this <text:s/>work,”</text:p>
          </table:table-cell>
          <table:table-cell table:style-name="ce9" table:number-columns-repeated="1019"/>
        </table:table-row>
        <table:table-row table:style-name="ro35">
          <table:table-cell table:style-name="ce9" office:value-type="float" office:value="6" calcext:value-type="float">
            <text:p>6</text:p>
          </table:table-cell>
          <table:table-cell table:style-name="ce9" office:value-type="float" office:value="2017" calcext:value-type="float">
            <text:p>2017</text:p>
          </table:table-cell>
          <table:table-cell table:style-name="ce9" office:value-type="string" calcext:value-type="string">
            <text:p>Haensel, Joachim; Giese, Holger</text:p>
          </table:table-cell>
          <table:table-cell table:style-name="ce9" office:value-type="string" calcext:value-type="string">
            <text:p>Towards Collective Online and Offline Testing for Dynamic Software Product Line Systems</text:p>
          </table:table-cell>
          <table:table-cell table:style-name="ce9" office:value-type="string" calcext:value-type="string">
            <text:p>“In this paper, we considered only fixed classes, but the classes could actually be refined over time, to reflect areas where a higher resolution will result in a more precise operational profile.”</text:p>
          </table:table-cell>
          <table:table-cell table:style-name="ce9" table:number-columns-repeated="1019"/>
        </table:table-row>
        <table:table-row table:style-name="ro36">
          <table:table-cell table:style-name="ce9" office:value-type="float" office:value="7" calcext:value-type="float">
            <text:p>7</text:p>
          </table:table-cell>
          <table:table-cell table:style-name="ce9" office:value-type="float" office:value="2016" calcext:value-type="float">
            <text:p>2016</text:p>
          </table:table-cell>
          <table:table-cell table:style-name="ce9" office:value-type="string" calcext:value-type="string">
            <text:p>Heck, Henner; Rudolph, Stefan; Gruhl, Christian; Wacker, Arno; Hähner, Jörg; Sick, Bernhard; Tomforde, Sven</text:p>
          </table:table-cell>
          <table:table-cell table:style-name="ce9" office:value-type="string" calcext:value-type="string">
            <text:p>Towards Autonomous Self-Tests at Runtime</text:p>
          </table:table-cell>
          <table:table-cell table:style-name="ce9" office:value-type="string" calcext:value-type="string">
            <text:p>“Selection  Strategy”</text:p>
            <text:p/>
            <text:p>“Open Systems”</text:p>
            <text:p/>
            <text:p>“Counter Measures:”</text:p>
            <text:p/>
            <text:p>“Knowledge Distribution:”</text:p>
            <text:p/>
            <text:p>“Generalisation”</text:p>
          </table:table-cell>
          <table:table-cell table:style-name="ce9" table:number-columns-repeated="1019"/>
        </table:table-row>
        <table:table-row table:style-name="ro4">
          <table:table-cell table:style-name="ce9" office:value-type="float" office:value="8" calcext:value-type="float">
            <text:p>8</text:p>
          </table:table-cell>
          <table:table-cell table:style-name="ce9" office:value-type="float" office:value="2012" calcext:value-type="float">
            <text:p>2012</text:p>
          </table:table-cell>
          <table:table-cell table:style-name="ce9" office:value-type="string" calcext:value-type="string">
            <text:p>Metzger, Andreas; Schmieders, Eric; Sammodi, Osama; Pohl, Klaus</text:p>
          </table:table-cell>
          <table:table-cell table:style-name="ce9" office:value-type="string" calcext:value-type="string">
            <text:p>Verification and Testing at Run-Time for Online Quality Prediction</text:p>
          </table:table-cell>
          <table:table-cell table:style-name="ce9" office:value-type="string" calcext:value-type="string">
            <text:p>-</text:p>
          </table:table-cell>
          <table:table-cell table:style-name="ce9" table:number-columns-repeated="1019"/>
        </table:table-row>
        <table:table-row table:style-name="ro37">
          <table:table-cell table:style-name="ce9" office:value-type="float" office:value="9" calcext:value-type="float">
            <text:p>9</text:p>
          </table:table-cell>
          <table:table-cell table:style-name="ce9" office:value-type="float" office:value="2013" calcext:value-type="float">
            <text:p>2013</text:p>
          </table:table-cell>
          <table:table-cell table:style-name="ce9" office:value-type="string" calcext:value-type="string">
            <text:p>Fredericks, Erik M.; Ramirez, Andres J.; Cheng, Betty H. C.</text:p>
          </table:table-cell>
          <table:table-cell table:style-name="ce9" office:value-type="string" calcext:value-type="string">
            <text:p>Towards run-time testing of dynamic adaptive systems</text:p>
          </table:table-cell>
          <table:table-cell table:style-name="ce9" office:value-type="string" calcext:value-type="string">
            <text:p><text:span text:style-name="T71">Test Case Generation: “Currently,  developers  have  to  manually  identify  and reconcile  divergences  between  the  system,  its  requirements,execution  environment,  and  test  specification.  Unfortunately,for an adaptive </text:span><text:span text:style-name="T72">system this manual identification and reconciliation process may be open-ended.”</text:span></text:p>
            <text:p><text:span text:style-name="T19"/></text:p>
            <text:p><text:span text:style-name="T73">When to test: “Identify  when  tests  can  be  executed upon  a  live  system  without  adversely  affecting  its  behavior”.</text:span></text:p>
            <text:p><text:span text:style-name="T19"/></text:p>
            <text:p><text:span text:style-name="T74">How to test: “Existing run-time techniques […]  impose different requirements upon the system  under  test,  from  the  granularity  of  information  available about  the  system  to  the  resources  required  to  execute  the test  </text:span><text:span text:style-name="T75">strategy”. </text:span></text:p>
            <text:p><text:span text:style-name="T76">“</text:span><text:span text:style-name="T77">However, applying these techniques at run  time  upon  a  live  DAS  requires  assurance  that  tests  will not  interfere  with  the  expected  functionality  and  behavior  of the  system”</text:span></text:p>
            <text:p><text:span text:style-name="T19"/></text:p>
            <text:p><text:span text:style-name="T78">Monitoring: “ It is challenging to determine:what properties of the adaptive system and its execution environment must be observed; what sensors, or sensor value aggregations, can measure desired properties; how often should monitoring</text:span><text:span text:style-name="T79"> data be gathered; and how does uncertainty, in the form of imperfect and possibly unreliable sensors, affect gathered values. Ultimately, the monitoring process must carefully balance these concerns such that it provides other processes in the MAPE-T architecture with useful monitoring information”.</text:span></text:p>
            <text:p><text:span text:style-name="T19"/></text:p>
            <text:p><text:span text:style-name="T80">Analyzing: “First,  the  analysis  process must  reliably identify important changes within the adaptive system and its execution environment. Second, the analysis process must also evaluate  precisely  how  these  changes  </text:span><text:span text:style-name="T81">impact  the  consistency and relevance of individual test cases. Lastly, because of adaptation, the analysis process must also continuously resolve and update traceability links between individual requirements, the DAS’s components, and test cases.”</text:span></text:p>
            <text:p><text:span text:style-name="T19"/></text:p>
            <text:p><text:span text:style-name="T82">Planning: “Reliably  measuring  adaptation  costs  and minimizing  side  effects  is  an  overarching  challenge  when scheduling tests at run time. Ensuring that test case execution does  not  interfere  or  delay  required  </text:span><text:span text:style-name="T83">adaptations  is  of  utmost importance. As a result, a DAS must ensure that resources are not  overextended  by  performing  run-time  testing.  Likewise,methods  for  automated  detection  of  unused  processor  cycles must  be  considered  as  well.  The  planning  process  must  also define  triggering  conditions  for  the  evolution  of  test  inputs and outputs, and decide if the test cases themselves will drive adaptation,  or  if  the  results  of  testing  will  be  simply  handed off  to  a  decision  engine  for  further  processing.  Furthermore,modifying tests to support the inclusion of run-time monitoring information must also be acknowledged.”</text:span></text:p>
            <text:p><text:span text:style-name="T19"/></text:p>
            <text:p><text:span text:style-name="T84">Executing: “In order to properly execute and evaluate tests at run time, both requirements and tests must be converted into first-class entities within the system. This transformation is  not  a  trivial  task,  as  it  can  be  quite  </text:span><text:span text:style-name="T85">difficult  to  dis-till requirements, especially non-functional requirements, into quantifiable  entities.  The  same  issue  arises  when  converting test  cases  into  adaptable  entities.  Another  challenge  occurs in  deciding  how  to  limit  the  adaptability  of  these  entities,  as providing  excessive  plasticity  can  cause  adverse  effects  for DAS execution. Lastly, adapting the acceptance rate for a test suite  will  be  a  challenge  as  well.”</text:span></text:p>
            <text:p><text:span text:style-name="T19"/></text:p>
            <text:p><text:span text:style-name="T86">Summary: “Several key  challenges  have  been  identified  in  realizing  a  MAPE-T architecture, including assurance that run-time testing does not strain or overextend a DAS, provisions for reliable traceability between test </text:span><text:span text:style-name="T87">cases and requirements, safe adaptation triggering in  an  evolving  environment,  and  specification  of  adaptation constraints.”</text:span></text:p>
          </table:table-cell>
          <table:table-cell table:style-name="ce9" table:number-columns-repeated="1019"/>
        </table:table-row>
        <table:table-row table:style-name="ro38">
          <table:table-cell table:style-name="ce9" office:value-type="float" office:value="10" calcext:value-type="float">
            <text:p>10</text:p>
          </table:table-cell>
          <table:table-cell table:style-name="ce9" office:value-type="float" office:value="2018" calcext:value-type="float">
            <text:p>2018</text:p>
          </table:table-cell>
          <table:table-cell table:style-name="ce9" office:value-type="string" calcext:value-type="string">
            <text:p>Pietrantuono, Roberto; Russo, Stefano; Guerriero, Antonio</text:p>
          </table:table-cell>
          <table:table-cell table:style-name="ce9" office:value-type="string" calcext:value-type="string">
            <text:p>Run-Time Reliability Estimation of Microservice Architectures</text:p>
          </table:table-cell>
          <table:table-cell table:style-name="ce9" office:value-type="string" calcext:value-type="string">
            <text:p><text:span text:style-name="T20">“</text:span><text:span text:style-name="T21">The actual value of a microservice application, especially when deployed on a large scale as is often the case, is greatly dependent on the user-perceived reliability. Failure in satisfying reliability requirements entails a large part </text:span><text:span text:style-name="T22">of the business risk associated with these applications, and the continuous awareness of run-time reliability in the context where the application operates is paramount for decision-makers.”</text:span></text:p>
            <text:p><text:span text:style-name="T19"/></text:p>
            <text:p><text:span text:style-name="T20">“</text:span><text:span text:style-name="T21">Improvements can be achieved by investigating what other information can be useful to expedite the assessment (e.g.,about service interactions), by exploring other approaches for the information update (e.g., Bayesian </text:span><text:span text:style-name="T22">updates), by exploring different partitioning criteria and/or by integrating optimal partition allocation strategies [33]–[35].”</text:span></text:p>
          </table:table-cell>
          <table:table-cell table:style-name="ce9" table:number-columns-repeated="1019"/>
        </table:table-row>
        <table:table-row table:style-name="ro39">
          <table:table-cell table:style-name="ce9" office:value-type="float" office:value="11" calcext:value-type="float">
            <text:p>11</text:p>
          </table:table-cell>
          <table:table-cell table:style-name="ce9" office:value-type="float" office:value="2021" calcext:value-type="float">
            <text:p>2021</text:p>
          </table:table-cell>
          <table:table-cell table:style-name="ce9" office:value-type="string" calcext:value-type="string">
            <text:p>Santos, E.B.D.; Andrade, R.M.C.; Santos, I.D.S.</text:p>
          </table:table-cell>
          <table:table-cell table:style-name="ce9" office:value-type="string" calcext:value-type="string">
            <text:p>Runtime testing of context-aware variability in adaptive systems</text:p>
          </table:table-cell>
          <table:table-cell table:style-name="ce9" office:value-type="string" calcext:value-type="string">
            <text:p>“As for the next steps, we intend to investigate how to improve the integration of the runtime testing approach without property checking approach [47], as discussed in [42].We also plan to research how to improve the tool to identify changes in the adaptation rules automatically.”</text:p>
            <text:p/>
            <text:p>“Among the main challenges, the detection of incorrect configurations at runtime in the presence of context changes can be highlighted. Considering the dynamicity of the DAS, tests performed during the DAS operation may support the identification of failures at runtime.”</text:p>
          </table:table-cell>
          <table:table-cell table:style-name="ce9" table:number-columns-repeated="1019"/>
        </table:table-row>
        <table:table-row table:style-name="ro40">
          <table:table-cell table:style-name="ce9" office:value-type="float" office:value="12" calcext:value-type="float">
            <text:p>12</text:p>
          </table:table-cell>
          <table:table-cell table:style-name="ce9" office:value-type="float" office:value="2019" calcext:value-type="float">
            <text:p>2019</text:p>
          </table:table-cell>
          <table:table-cell table:style-name="ce9" office:value-type="string" calcext:value-type="string">
            <text:p>Leal, Lucas; Ceccarelli, Andrea; Martins, Eliane</text:p>
          </table:table-cell>
          <table:table-cell table:style-name="ce9" office:value-type="string" calcext:value-type="string">
            <text:p>The SAMBA Approach for Self-Adaptive Model-Based Online Testing of Services Orchestrations</text:p>
          </table:table-cell>
          <table:table-cell table:style-name="ce9" office:value-type="string" calcext:value-type="string">
            <text:p>“unpredictability of services update”</text:p>
            <text:p/>
            <text:p>“unavailability of services”</text:p>
            <text:p/>
            <text:p>“ever-growing and ever-changing challenges related to testing highly integrated applications composed by different smart devices and products”</text:p>
            <text:p/>
            <text:p>“the results are affected by the characteristics of the test case generator”</text:p>
          </table:table-cell>
          <table:table-cell table:style-name="ce9" table:number-columns-repeated="1019"/>
        </table:table-row>
        <table:table-row table:style-name="ro41">
          <table:table-cell table:style-name="ce9" office:value-type="float" office:value="13" calcext:value-type="float">
            <text:p>13</text:p>
          </table:table-cell>
          <table:table-cell table:style-name="ce9" office:value-type="float" office:value="2016" calcext:value-type="float">
            <text:p>2016</text:p>
          </table:table-cell>
          <table:table-cell table:style-name="ce9" office:value-type="string" calcext:value-type="string">
            <text:p>Makki, Majid; Van Landuyt, Dimitri; Joosen, Wouter</text:p>
          </table:table-cell>
          <table:table-cell table:style-name="ce9" office:value-type="string" calcext:value-type="string">
            <text:p>Automated Workflow Regression Testing for Multi-Tenant SaaS: Integrated Support in Self-Service Configuration Dashboard</text:p>
          </table:table-cell>
          <table:table-cell table:style-name="ce9" office:value-type="string" calcext:value-type="string">
            <text:p>“There are challenges rooted from the SaaS business model, long lifespan of work-flows (compared to computer programs), complex nature of possible regression types in a workflow, and mission-critical status of artifacts in the production environment”</text:p>
          </table:table-cell>
          <table:table-cell table:style-name="ce9" table:number-columns-repeated="1019"/>
        </table:table-row>
        <table:table-row table:style-name="ro42">
          <table:table-cell table:style-name="ce9" office:value-type="float" office:value="14" calcext:value-type="float">
            <text:p>14</text:p>
          </table:table-cell>
          <table:table-cell table:style-name="ce9" office:value-type="float" office:value="2017" calcext:value-type="float">
            <text:p>2017</text:p>
          </table:table-cell>
          <table:table-cell table:style-name="ce9" office:value-type="string" calcext:value-type="string">
            <text:p>Roopa, Y. Mohana; Babu, M. Ramesh</text:p>
          </table:table-cell>
          <table:table-cell table:style-name="ce9" office:value-type="string" calcext:value-type="string">
            <text:p>Self-test framework for self-adaptive software architecture</text:p>
          </table:table-cell>
          <table:table-cell table:style-name="ce9" office:value-type="string" calcext:value-type="string">
            <text:p>-</text:p>
          </table:table-cell>
          <table:table-cell table:style-name="ce9" table:number-columns-repeated="1019"/>
        </table:table-row>
        <table:table-row table:style-name="ro43">
          <table:table-cell table:style-name="ce9" office:value-type="float" office:value="15" calcext:value-type="float">
            <text:p>15</text:p>
          </table:table-cell>
          <table:table-cell table:style-name="ce9" office:value-type="float" office:value="2021" calcext:value-type="float">
            <text:p>2021</text:p>
          </table:table-cell>
          <table:table-cell table:style-name="ce9" office:value-type="string" calcext:value-type="string">
            <text:p>Habibi, E.; Mirian-Hosseinabadi, S.-H.</text:p>
          </table:table-cell>
          <table:table-cell table:style-name="ce9" office:value-type="string" calcext:value-type="string">
            <text:p>On-demand Test as a Web Service Process (OTaaWS Process)</text:p>
          </table:table-cell>
          <table:table-cell table:style-name="ce9" office:value-type="string" calcext:value-type="string">
            <text:p>“the performance of the application is reduced <text:s/>during <text:s/>the <text:s/>online <text:s/>testing”</text:p>
          </table:table-cell>
          <table:table-cell table:style-name="ce9" table:number-columns-repeated="1019"/>
        </table:table-row>
        <table:table-row table:style-name="ro44">
          <table:table-cell table:style-name="ce9" office:value-type="float" office:value="16" calcext:value-type="float">
            <text:p>16</text:p>
          </table:table-cell>
          <table:table-cell table:style-name="ce9" office:value-type="float" office:value="2016" calcext:value-type="float">
            <text:p>2016</text:p>
          </table:table-cell>
          <table:table-cell table:style-name="ce9" office:value-type="string" calcext:value-type="string">
            <text:p>Lahami, Mariam; Krichen, Moez; Jmaiel, Mohamed</text:p>
          </table:table-cell>
          <table:table-cell table:style-name="ce9" office:value-type="string" calcext:value-type="string">
            <text:p>Safe and Efficient Runtime Testing Framework Applied in Dynamic and Distributed Systems</text:p>
          </table:table-cell>
          <table:table-cell table:style-name="ce9" office:value-type="string" calcext:value-type="string">
            <text:p>“runtime adaptations of component-based systems may generate new risks of bugs, unpredicted interactions and performance degradation”</text:p>
          </table:table-cell>
          <table:table-cell table:style-name="ce9" table:number-columns-repeated="1019"/>
        </table:table-row>
        <table:table-row table:style-name="ro13">
          <table:table-cell table:style-name="ce9" table:number-columns-repeated="1024"/>
        </table:table-row>
        <table:table-row table:style-name="ro13" table:number-rows-repeated="1048557">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_20_1" draw:display-name="Arrowhead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0">00/00/0000</text:date>, <text:time style:data-style-name="N2" text:time-value="17:34:54.19611034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30T10:15:12.355699923</meta:creation-date>
    <meta:generator>LibreOffice/6.0.7.3$Linux_X86_64 LibreOffice_project/00m0$Build-3</meta:generator>
    <dc:date>2022-01-30T17:53:34.937246249</dc:date>
    <meta:editing-duration>PT2H17M20S</meta:editing-duration>
    <meta:editing-cycles>22</meta:editing-cycles>
    <meta:document-statistic meta:table-count="3" meta:cell-count="511" meta:object-count="0"/>
  </office:meta>
</office:document-meta>
</file>